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paragraph-rsid="000c1ea2"/>
    </style:style>
    <style:style style:name="P3" style:family="paragraph" style:parent-style-name="Standard">
      <style:text-properties fo:color="#000000" officeooo:rsid="000c1ea2" officeooo:paragraph-rsid="000c1ea2"/>
    </style:style>
    <style:style style:name="P4" style:family="paragraph" style:parent-style-name="Standard">
      <style:text-properties fo:color="#000000" officeooo:rsid="000c1ea2" officeooo:paragraph-rsid="000d03ca"/>
    </style:style>
    <style:style style:name="P5" style:family="paragraph" style:parent-style-name="Standard">
      <style:text-properties fo:color="#000000" officeooo:rsid="000c1ea2" officeooo:paragraph-rsid="000ef873"/>
    </style:style>
    <style:style style:name="P6" style:family="paragraph" style:parent-style-name="Standard">
      <style:text-properties fo:color="#000000" officeooo:rsid="000c1ea2" officeooo:paragraph-rsid="000f3dfb"/>
    </style:style>
    <style:style style:name="P7" style:family="paragraph" style:parent-style-name="Standard">
      <style:text-properties fo:color="#000000" officeooo:rsid="000c1ea2" officeooo:paragraph-rsid="000ff5c9"/>
    </style:style>
    <style:style style:name="P8" style:family="paragraph" style:parent-style-name="Standard">
      <style:text-properties fo:color="#000000" officeooo:rsid="000c1ea2" officeooo:paragraph-rsid="00126207"/>
    </style:style>
    <style:style style:name="P9" style:family="paragraph" style:parent-style-name="Standard">
      <style:text-properties fo:color="#000000" officeooo:rsid="000c1ea2" officeooo:paragraph-rsid="001651fc"/>
    </style:style>
    <style:style style:name="P10" style:family="paragraph" style:parent-style-name="Standard">
      <style:text-properties fo:color="#000000" officeooo:paragraph-rsid="000d03ca"/>
    </style:style>
    <style:style style:name="P11" style:family="paragraph" style:parent-style-name="Standard">
      <style:text-properties fo:color="#000000" officeooo:paragraph-rsid="000ff5c9"/>
    </style:style>
    <style:style style:name="P12" style:family="paragraph" style:parent-style-name="Standard">
      <style:text-properties fo:color="#000000" officeooo:paragraph-rsid="0011320a"/>
    </style:style>
    <style:style style:name="P13" style:family="paragraph" style:parent-style-name="Standard">
      <style:text-properties fo:color="#000000" officeooo:paragraph-rsid="00126207"/>
    </style:style>
    <style:style style:name="P14" style:family="paragraph" style:parent-style-name="Standard">
      <style:text-properties fo:color="#000000" officeooo:paragraph-rsid="001651fc"/>
    </style:style>
    <style:style style:name="P15" style:family="paragraph" style:parent-style-name="Standard">
      <style:text-properties fo:color="#000000" officeooo:paragraph-rsid="00170388"/>
    </style:style>
    <style:style style:name="P16" style:family="paragraph" style:parent-style-name="Standard">
      <style:text-properties fo:color="#000000" officeooo:paragraph-rsid="00198c4a"/>
    </style:style>
    <style:style style:name="P17" style:family="paragraph" style:parent-style-name="Standard">
      <style:text-properties fo:color="#000000" officeooo:paragraph-rsid="0019c44f"/>
    </style:style>
    <style:style style:name="P18" style:family="paragraph" style:parent-style-name="Standard">
      <style:text-properties fo:color="#000000" officeooo:paragraph-rsid="0021d784"/>
    </style:style>
    <style:style style:name="P19" style:family="paragraph" style:parent-style-name="Standard">
      <style:text-properties fo:color="#000000" officeooo:paragraph-rsid="0024bb4b"/>
    </style:style>
    <style:style style:name="P20" style:family="paragraph" style:parent-style-name="Standard">
      <style:text-properties fo:color="#000000" officeooo:paragraph-rsid="0023b974"/>
    </style:style>
    <style:style style:name="P21" style:family="paragraph" style:parent-style-name="Standard">
      <style:text-properties fo:color="#000000" officeooo:rsid="00117b01" officeooo:paragraph-rsid="000ff5c9"/>
    </style:style>
    <style:style style:name="P22" style:family="paragraph" style:parent-style-name="Standard">
      <style:text-properties fo:color="#000000" officeooo:paragraph-rsid="00255160"/>
    </style:style>
    <style:style style:name="P23" style:family="paragraph" style:parent-style-name="Standard">
      <style:text-properties fo:color="#000000" officeooo:paragraph-rsid="00200c5f"/>
    </style:style>
    <style:style style:name="P24" style:family="paragraph" style:parent-style-name="Standard">
      <style:text-properties fo:color="#000000" officeooo:rsid="002a1ff6" officeooo:paragraph-rsid="002a1ff6"/>
    </style:style>
    <style:style style:name="P25" style:family="paragraph" style:parent-style-name="Standard">
      <style:text-properties fo:color="#000000" officeooo:rsid="002b915f" officeooo:paragraph-rsid="002b915f"/>
    </style:style>
    <style:style style:name="P26" style:family="paragraph" style:parent-style-name="Standard">
      <style:text-properties fo:color="#000000" officeooo:rsid="002cb195" officeooo:paragraph-rsid="002cb195"/>
    </style:style>
    <style:style style:name="P27" style:family="paragraph" style:parent-style-name="Standard">
      <style:text-properties fo:color="#000000" officeooo:paragraph-rsid="002cb195"/>
    </style:style>
    <style:style style:name="P28" style:family="paragraph" style:parent-style-name="Standard">
      <style:text-properties fo:color="#ff4000" officeooo:rsid="000c1ea2" officeooo:paragraph-rsid="000c1ea2"/>
    </style:style>
    <style:style style:name="P29" style:family="paragraph" style:parent-style-name="Standard">
      <style:text-properties fo:color="#ff4000" officeooo:rsid="000c1ea2" officeooo:paragraph-rsid="000d03ca"/>
    </style:style>
    <style:style style:name="P30" style:family="paragraph" style:parent-style-name="Standard">
      <style:text-properties fo:color="#ff4000" officeooo:rsid="000c1ea2" officeooo:paragraph-rsid="000ef873"/>
    </style:style>
    <style:style style:name="P31" style:family="paragraph" style:parent-style-name="Standard">
      <style:text-properties fo:color="#ff4000" officeooo:paragraph-rsid="000ef873"/>
    </style:style>
    <style:style style:name="P32" style:family="paragraph" style:parent-style-name="Standard">
      <style:text-properties fo:color="#ff4000" officeooo:paragraph-rsid="000f3dfb"/>
    </style:style>
    <style:style style:name="P33" style:family="paragraph" style:parent-style-name="Standard">
      <style:text-properties fo:color="#ff4000" officeooo:paragraph-rsid="000ff5c9"/>
    </style:style>
    <style:style style:name="P34" style:family="paragraph" style:parent-style-name="Standard">
      <style:text-properties officeooo:paragraph-rsid="00291c37"/>
    </style:style>
    <style:style style:name="P35" style:family="paragraph" style:parent-style-name="Standard">
      <style:text-properties officeooo:paragraph-rsid="002a1ff6"/>
    </style:style>
    <style:style style:name="P36" style:family="paragraph" style:parent-style-name="Standard">
      <style:text-properties officeooo:paragraph-rsid="002b915f"/>
    </style:style>
    <style:style style:name="P37" style:family="paragraph" style:parent-style-name="Standard">
      <style:text-properties officeooo:paragraph-rsid="002cb195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0ff5c9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c1ea2" officeooo:paragraph-rsid="000c1ea2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c1ea2" officeooo:paragraph-rsid="000ff5c9"/>
    </style:style>
    <style:style style:name="P41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fo:color="#000000" officeooo:rsid="000c1ea2" officeooo:paragraph-rsid="000ff5c9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c1ea2" officeooo:paragraph-rsid="00126207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21d784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23b974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17b01" officeooo:paragraph-rsid="00117b01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1651fc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24bb4b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651fc" officeooo:paragraph-rsid="001651fc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1cf67e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200c5f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198c4a" officeooo:paragraph-rsid="00198c4a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2b915f" officeooo:paragraph-rsid="002b915f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2cb195" officeooo:paragraph-rsid="002cb195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paragraph-rsid="002cb33c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normal" officeooo:paragraph-rsid="002cb33c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cb195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cb33c" officeooo:paragraph-rsid="002cb33c" style:font-weight-asian="normal" style:font-weight-complex="normal"/>
    </style:style>
    <style:style style:name="P58" style:family="paragraph" style:parent-style-name="Standard" style:master-page-name="">
      <style:paragraph-properties style:page-number="auto"/>
      <style:text-properties fo:color="#000000" officeooo:paragraph-rsid="0023b974"/>
    </style:style>
    <style:style style:name="P59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0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1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2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3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4" style:family="paragraph" style:parent-style-name="Standard" style:master-page-name="">
      <style:paragraph-properties style:page-number="auto"/>
      <style:text-properties fo:color="#ff4000" officeooo:paragraph-rsid="000ff5c9"/>
    </style:style>
    <style:style style:name="P65" style:family="paragraph" style:parent-style-name="Standard" style:master-page-name="">
      <style:paragraph-properties style:page-number="auto"/>
      <style:text-properties fo:color="#ff4000" officeooo:paragraph-rsid="00126207"/>
    </style:style>
    <style:style style:name="P66" style:family="paragraph" style:parent-style-name="Standard" style:master-page-name="">
      <style:paragraph-properties style:page-number="auto"/>
      <style:text-properties fo:color="#ff4000" officeooo:paragraph-rsid="00126207"/>
    </style:style>
    <style:style style:name="P67" style:family="paragraph" style:parent-style-name="Standard" style:master-page-name="">
      <style:paragraph-properties style:page-number="auto"/>
      <style:text-properties fo:color="#ff4000" officeooo:paragraph-rsid="00126207"/>
    </style:style>
    <style:style style:name="P68" style:family="paragraph" style:parent-style-name="Standard" style:master-page-name="">
      <style:paragraph-properties style:page-number="auto"/>
      <style:text-properties fo:color="#ff4000" officeooo:paragraph-rsid="001651fc"/>
    </style:style>
    <style:style style:name="T1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3" style:family="text">
      <style:text-properties fo:color="#6aab73" style:font-name="JetBrains Mono" fo:font-size="10pt" fo:font-style="normal" fo:font-weight="normal" officeooo:rsid="002cb33c" style:font-size-asian="10pt" style:font-style-asian="normal" style:font-weight-asian="normal" style:font-weight-complex="bold"/>
    </style:style>
    <style:style style:name="T4" style:family="text">
      <style:text-properties fo:color="#6aab73" style:font-name="JetBrains Mono" fo:font-size="10pt" fo:font-style="normal" fo:font-weight="normal" officeooo:rsid="002cb33c" style:font-size-asian="10pt" style:font-style-asian="normal" style:font-weight-asian="normal"/>
    </style:style>
    <style:style style:name="T5" style:family="text">
      <style:text-properties fo:color="#6aab73" style:font-name="JetBrains Mono" fo:font-size="10pt" fo:font-style="normal" fo:font-weight="normal" officeooo:rsid="002cb33c" style:font-size-asian="10pt" style:font-style-asian="normal" style:font-weight-asian="normal" style:font-weight-complex="normal"/>
    </style:style>
    <style:style style:name="T6" style:family="text">
      <style:text-properties fo:color="#6aab73" style:font-name="JetBrains Mono" fo:font-size="10pt" fo:font-style="normal" fo:font-weight="bold" style:font-size-asian="10pt" style:font-style-asian="normal" style:font-weight-asian="bold" style:font-weight-complex="bold"/>
    </style:style>
    <style:style style:name="T7" style:family="text">
      <style:text-properties fo:color="#6aab73" style:font-name="JetBrains Mono" fo:font-size="10pt" fo:font-style="normal" fo:font-weight="bold" officeooo:rsid="002cb33c" style:font-size-asian="10pt" style:font-style-asian="normal" style:font-weight-asian="bold" style:font-weight-complex="bold"/>
    </style:style>
    <style:style style:name="T8" style:family="text">
      <style:text-properties fo:color="#6aab73" style:font-name="JetBrains Mono" fo:font-size="10pt" fo:font-style="normal" officeooo:rsid="002cb33c" style:font-size-asian="10pt" style:font-style-asian="normal"/>
    </style:style>
    <style:style style:name="T9" style:family="text">
      <style:text-properties fo:color="#6aab73" style:font-name="JetBrains Mono" fo:font-size="10pt" fo:font-style="normal" style:font-size-asian="10pt" style:font-style-asian="normal"/>
    </style:style>
    <style:style style:name="T10" style:family="text">
      <style:text-properties style:font-name="JetBrains Mono" fo:font-size="10pt" fo:font-style="normal" fo:font-weight="normal" officeooo:rsid="000c1ea2" style:font-size-asian="10pt" style:font-style-asian="normal" style:font-weight-asian="normal"/>
    </style:style>
    <style:style style:name="T1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" fo:font-size="10pt" fo:font-style="normal" fo:font-weight="normal" officeooo:rsid="000d03ca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officeooo:rsid="000d03ca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officeooo:rsid="000ef873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officeooo:rsid="000f3dfb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officeooo:rsid="000ff5c9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officeooo:rsid="00126207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officeooo:rsid="001651fc" style:font-size-asian="10pt" style:font-style-asian="normal" style:font-weight-asian="normal"/>
    </style:style>
    <style:style style:name="T19" style:family="text">
      <style:text-properties style:font-name="JetBrains Mono" fo:font-size="10pt" fo:font-style="normal" fo:font-weight="normal" officeooo:rsid="001892bd" style:font-size-asian="10pt" style:font-style-asian="normal" style:font-weight-asian="normal"/>
    </style:style>
    <style:style style:name="T20" style:family="text">
      <style:text-properties style:font-name="JetBrains Mono" fo:font-size="10pt" fo:font-style="normal" fo:font-weight="normal" officeooo:rsid="00198c4a" style:font-size-asian="10pt" style:font-style-asian="normal" style:font-weight-asian="normal"/>
    </style:style>
    <style:style style:name="T21" style:family="text">
      <style:text-properties style:font-name="JetBrains Mono" fo:font-size="10pt" fo:font-style="normal" fo:font-weight="normal" officeooo:rsid="0014a8bc" style:font-size-asian="10pt" style:font-style-asian="normal" style:font-weight-asian="normal"/>
    </style:style>
    <style:style style:name="T22" style:family="text">
      <style:text-properties style:font-name="JetBrains Mono" fo:font-size="10pt" fo:font-style="normal" fo:font-weight="normal" officeooo:rsid="0019c44f" style:font-size-asian="10pt" style:font-style-asian="normal" style:font-weight-asian="normal"/>
    </style:style>
    <style:style style:name="T23" style:family="text">
      <style:text-properties style:font-name="JetBrains Mono" fo:font-size="10pt" fo:font-style="normal" fo:font-weight="normal" officeooo:rsid="00200c5f" style:font-size-asian="10pt" style:font-style-asian="normal" style:font-weight-asian="normal"/>
    </style:style>
    <style:style style:name="T24" style:family="text">
      <style:text-properties style:font-name="JetBrains Mono" fo:font-size="10pt" fo:font-style="normal" fo:font-weight="normal" officeooo:rsid="001cf67e" style:font-size-asian="10pt" style:font-style-asian="normal" style:font-weight-asian="normal"/>
    </style:style>
    <style:style style:name="T25" style:family="text">
      <style:text-properties style:font-name="JetBrains Mono" fo:font-size="10pt" fo:font-style="normal" fo:font-weight="normal" officeooo:rsid="0024bb4b" style:font-size-asian="10pt" style:font-style-asian="normal" style:font-weight-asian="normal"/>
    </style:style>
    <style:style style:name="T26" style:family="text">
      <style:text-properties style:font-name="JetBrains Mono" fo:font-size="10pt" fo:font-style="normal" fo:font-weight="normal" officeooo:rsid="00255160" style:font-size-asian="10pt" style:font-style-asian="normal" style:font-weight-asian="normal"/>
    </style:style>
    <style:style style:name="T2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JetBrains Mono" fo:font-size="10pt" fo:font-style="normal" fo:font-weight="normal" officeooo:rsid="0021d784" style:font-size-asian="10pt" style:font-style-asian="normal" style:font-weight-asian="normal"/>
    </style:style>
    <style:style style:name="T29" style:family="text">
      <style:text-properties style:font-name="JetBrains Mono" fo:font-size="10pt" fo:font-style="normal" fo:font-weight="normal" officeooo:rsid="0011320a" style:font-size-asian="10pt" style:font-style-asian="normal" style:font-weight-asian="normal"/>
    </style:style>
    <style:style style:name="T30" style:family="text">
      <style:text-properties style:font-name="JetBrains Mono" fo:font-size="10pt" fo:font-style="normal" fo:font-weight="normal" officeooo:rsid="00117b01" style:font-size-asian="10pt" style:font-style-asian="normal" style:font-weight-asian="normal"/>
    </style:style>
    <style:style style:name="T31" style:family="text">
      <style:text-properties style:font-name="JetBrains Mono" fo:font-size="10pt" fo:font-style="normal" fo:font-weight="normal" officeooo:rsid="001b954e" style:font-size-asian="10pt" style:font-style-asian="normal" style:font-weight-asian="normal"/>
    </style:style>
    <style:style style:name="T32" style:family="text">
      <style:text-properties style:font-name="JetBrains Mono" fo:font-size="10pt" fo:font-style="normal" fo:font-weight="normal" officeooo:rsid="001403b4" style:font-size-asian="10pt" style:font-style-asian="normal" style:font-weight-asian="normal"/>
    </style:style>
    <style:style style:name="T33" style:family="text">
      <style:text-properties style:font-name="JetBrains Mono" fo:font-size="10pt" fo:font-style="normal" fo:font-weight="normal" officeooo:rsid="001e82f5" style:font-size-asian="10pt" style:font-style-asian="normal" style:font-weight-asian="normal"/>
    </style:style>
    <style:style style:name="T34" style:family="text">
      <style:text-properties style:font-name="JetBrains Mono" fo:font-size="10pt" fo:font-style="normal" fo:font-weight="normal" officeooo:rsid="00260aaa" style:font-size-asian="10pt" style:font-style-asian="normal" style:font-weight-asian="normal"/>
    </style:style>
    <style:style style:name="T35" style:family="text">
      <style:text-properties style:font-name="JetBrains Mono" fo:font-size="10pt" fo:font-style="normal" fo:font-weight="normal" officeooo:rsid="0019c44f" style:font-size-asian="10pt" style:font-style-asian="normal" style:font-weight-asian="normal" style:font-weight-complex="bold"/>
    </style:style>
    <style:style style:name="T36" style:family="text">
      <style:text-properties style:font-name="JetBrains Mono" fo:font-size="10pt" fo:font-style="normal" fo:font-weight="normal" officeooo:rsid="00200c5f" style:font-size-asian="10pt" style:font-style-asian="normal" style:font-weight-asian="normal" style:font-weight-complex="bold"/>
    </style:style>
    <style:style style:name="T37" style:family="text">
      <style:text-properties style:font-name="JetBrains Mono" fo:font-size="10pt" fo:font-style="normal" fo:font-weight="normal" style:font-size-asian="10pt" style:font-style-asian="normal" style:font-weight-asian="normal" style:font-weight-complex="bold"/>
    </style:style>
    <style:style style:name="T38" style:family="text">
      <style:text-properties style:font-name="JetBrains Mono" fo:font-size="10pt" fo:font-style="normal" fo:font-weight="normal" officeooo:rsid="002cb33c" style:font-size-asian="10pt" style:font-style-asian="normal" style:font-weight-asian="normal" style:font-weight-complex="bold"/>
    </style:style>
    <style:style style:name="T39" style:family="text">
      <style:text-properties style:font-name="JetBrains Mono" fo:font-size="10pt" fo:font-style="normal" fo:font-weight="normal" officeooo:rsid="002b915f" style:font-size-asian="10pt" style:font-style-asian="normal" style:font-weight-asian="normal"/>
    </style:style>
    <style:style style:name="T40" style:family="text">
      <style:text-properties style:font-name="JetBrains Mono" fo:font-size="10pt" fo:font-style="normal" fo:font-weight="normal" officeooo:rsid="00291c37" style:font-size-asian="10pt" style:font-style-asian="normal" style:font-weight-asian="normal"/>
    </style:style>
    <style:style style:name="T41" style:family="text">
      <style:text-properties style:font-name="JetBrains Mono" fo:font-size="10pt" fo:font-style="normal" fo:font-weight="normal" officeooo:rsid="002cb195" style:font-size-asian="10pt" style:font-style-asian="normal" style:font-weight-asian="normal"/>
    </style:style>
    <style:style style:name="T42" style:family="text">
      <style:text-properties style:font-name="JetBrains Mono" fo:font-size="10pt" fo:font-style="normal" fo:font-weight="normal" officeooo:rsid="002cb33c" style:font-size-asian="10pt" style:font-style-asian="normal" style:font-weight-asian="normal"/>
    </style:style>
    <style:style style:name="T43" style:family="text">
      <style:text-properties style:font-name="JetBrains Mono" fo:font-size="10pt" fo:font-style="normal" fo:font-weight="normal" officeooo:rsid="002cb33c" style:font-size-asian="10pt" style:font-style-asian="normal" style:font-weight-asian="normal" style:font-weight-complex="normal"/>
    </style:style>
    <style:style style:name="T44" style:family="text">
      <style:text-properties style:font-name="JetBrains Mono" fo:font-size="10pt" fo:font-style="normal" officeooo:rsid="002cb33c" style:font-size-asian="10pt" style:font-style-asian="normal"/>
    </style:style>
    <style:style style:name="T45" style:family="text">
      <style:text-properties style:font-name="JetBrains Mono" fo:font-size="10pt" fo:font-style="normal" style:font-size-asian="10pt" style:font-style-asian="normal"/>
    </style:style>
    <style:style style:name="T4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00" style:font-name="JetBrains Mono" fo:font-size="10pt" fo:font-style="normal" fo:font-weight="normal" officeooo:rsid="0014a8bc" style:font-size-asian="10pt" style:font-style-asian="normal" style:font-weight-asian="normal"/>
    </style:style>
    <style:style style:name="T48" style:family="text">
      <style:text-properties fo:color="#000000" style:font-name="JetBrains Mono" fo:font-size="10pt" fo:font-style="normal" fo:font-weight="normal" officeooo:rsid="002cb33c" style:font-size-asian="10pt" style:font-style-asian="normal" style:font-weight-asian="normal" style:font-weight-complex="bold"/>
    </style:style>
    <style:style style:name="T49" style:family="text">
      <style:text-properties fo:color="#000000" style:font-name="JetBrains Mono" fo:font-size="10pt" fo:font-style="normal" fo:font-weight="normal" officeooo:rsid="001cf67e" style:font-size-asian="10pt" style:font-style-asian="normal" style:font-weight-asian="normal"/>
    </style:style>
    <style:style style:name="T50" style:family="text">
      <style:text-properties fo:color="#000000" style:font-name="JetBrains Mono" fo:font-size="10pt" fo:font-style="normal" fo:font-weight="normal" officeooo:rsid="00200c5f" style:font-size-asian="10pt" style:font-style-asian="normal" style:font-weight-asian="normal"/>
    </style:style>
    <style:style style:name="T51" style:family="text">
      <style:text-properties fo:color="#000000" style:font-name="JetBrains Mono" fo:font-size="10pt" fo:font-style="normal" fo:font-weight="normal" officeooo:rsid="00291c37" style:font-size-asian="10pt" style:font-style-asian="normal" style:font-weight-asian="normal"/>
    </style:style>
    <style:style style:name="T52" style:family="text">
      <style:text-properties fo:color="#000000" style:font-name="JetBrains Mono" fo:font-size="10pt" fo:font-style="normal" fo:font-weight="normal" officeooo:rsid="002a1ff6" style:font-size-asian="10pt" style:font-style-asian="normal" style:font-weight-asian="normal"/>
    </style:style>
    <style:style style:name="T53" style:family="text">
      <style:text-properties fo:color="#000000" style:font-name="JetBrains Mono" fo:font-size="10pt" fo:font-style="normal" fo:font-weight="normal" officeooo:rsid="002b915f" style:font-size-asian="10pt" style:font-style-asian="normal" style:font-weight-asian="normal"/>
    </style:style>
    <style:style style:name="T54" style:family="text">
      <style:text-properties fo:color="#000000" style:font-name="JetBrains Mono" fo:font-size="10pt" fo:font-style="normal" fo:font-weight="normal" officeooo:rsid="002cb195" style:font-size-asian="10pt" style:font-style-asian="normal" style:font-weight-asian="normal"/>
    </style:style>
    <style:style style:name="T55" style:family="text">
      <style:text-properties fo:color="#000000" style:font-name="JetBrains Mono" fo:font-size="10pt" fo:font-style="normal" fo:font-weight="normal" officeooo:rsid="002cb33c" style:font-size-asian="10pt" style:font-style-asian="normal" style:font-weight-asian="normal"/>
    </style:style>
    <style:style style:name="T56" style:family="text">
      <style:text-properties fo:color="#000000" style:font-name="JetBrains Mono" fo:font-size="10pt" fo:font-style="normal" fo:font-weight="normal" officeooo:rsid="002d8aaf" style:font-size-asian="10pt" style:font-style-asian="normal" style:font-weight-asian="normal"/>
    </style:style>
    <style:style style:name="T57" style:family="text">
      <style:text-properties fo:color="#000000" style:font-name="JetBrains Mono" fo:font-size="10pt" fo:font-style="normal" officeooo:rsid="002cb33c" style:font-size-asian="10pt" style:font-style-asian="normal"/>
    </style:style>
    <style:style style:name="T58" style:family="text">
      <style:text-properties style:text-position="super 58%" style:font-name="JetBrains Mono" fo:font-size="10pt" fo:font-style="normal" fo:font-weight="normal" officeooo:rsid="001892bd" style:font-size-asian="10pt" style:font-style-asian="normal" style:font-weight-asian="normal"/>
    </style:style>
    <style:style style:name="T59" style:family="text">
      <style:text-properties style:text-position="super 58%" style:font-name="JetBrains Mono" fo:font-size="10pt" fo:font-style="normal" fo:font-weight="normal" officeooo:rsid="0014a8bc" style:font-size-asian="10pt" style:font-style-asian="normal" style:font-weight-asian="normal"/>
    </style:style>
    <style:style style:name="T60" style:family="text">
      <style:text-properties officeooo:rsid="002cb3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2">1</text:span><text:span text:style-name="T11">. Breeder Diploma</text:span></text:p>
      <text:p text:style-name="P3"><text:span text:style-name="T11"/></text:p>
      <text:p text:style-name="P16"><text:span text:style-name="T10">1. Breeder details </text:span><text:span text:style-name="T20">are </text:span><text:span text:style-name="T21">required</text:span></text:p>
      <text:p text:style-name="P16"><text:span text:style-name="T10">2. Dog/bitch details </text:span><text:span text:style-name="T20">are </text:span><text:span text:style-name="T21">required</text:span></text:p>
      <text:p text:style-name="P2"><text:span text:style-name="T10">3. </text:span><text:span text:style-name="T20">I</text:span><text:span text:style-name="T23">f </text:span><text:span text:style-name="T10">O</text:span><text:span text:style-name="T11">wner mismatch with dog owner/ not owner name in master </text:span><text:span text:style-name="T20">or not</text:span></text:p>
      <text:p text:style-name="P18"><text:span text:style-name="T10">4. </text:span><text:span text:style-name="T22">I</text:span><text:span text:style-name="T23">f </text:span><text:span text:style-name="T11">Breeder is suspen</text:span><text:span text:style-name="T10">d</text:span><text:span text:style-name="T24">, </text:span><text:span text:style-name="T23">an error will be thrown</text:span></text:p>
      <text:p text:style-name="P18"><text:span text:style-name="T10">5. </text:span><text:span text:style-name="T22">I</text:span><text:span text:style-name="T23">f</text:span><text:span text:style-name="T22"> </text:span><text:span text:style-name="T11">Breeder ikg subscription expired</text:span><text:span text:style-name="T24">, </text:span><text:span text:style-name="T23">an error will be thrown</text:span></text:p>
      <text:p text:style-name="P18"><text:span text:style-name="T10">6. </text:span><text:span text:style-name="T22">I</text:span><text:span text:style-name="T23">f</text:span><text:span text:style-name="T22"> </text:span><text:span text:style-name="T11">Breeder ikg subscription is not renewed</text:span><text:span text:style-name="T24">, </text:span><text:span text:style-name="T23">an error will be thrown</text:span></text:p>
      <text:p text:style-name="P1"><text:span text:style-name="T10">7. </text:span><text:span text:style-name="T22">M</text:span><text:span text:style-name="T11">inimum one CC card won show details </text:span><text:span text:style-name="T22">are </text:span><text:span text:style-name="T21">required</text:span></text:p>
      <text:p text:style-name="P17"><text:span text:style-name="T10">8. </text:span><text:span text:style-name="T22">S</text:span><text:span text:style-name="T11">how name </text:span><text:span text:style-name="T22">is </text:span><text:span text:style-name="T21">required</text:span></text:p>
      <text:p text:style-name="P17"><text:span text:style-name="T10">9. </text:span><text:span text:style-name="T22">S</text:span><text:span text:style-name="T11">how date </text:span><text:span text:style-name="T22">is </text:span><text:span text:style-name="T21">required</text:span></text:p>
      <text:p text:style-name="P17"><text:span text:style-name="T10">10. </text:span><text:span text:style-name="T22">J</text:span><text:span text:style-name="T11">udge details </text:span><text:span text:style-name="T22">is </text:span><text:span text:style-name="T21">required</text:span></text:p>
      <text:p text:style-name="P17"><text:span text:style-name="T10">11. </text:span><text:span text:style-name="T22">E</text:span><text:span text:style-name="T11">ffect date </text:span><text:span text:style-name="T22">is </text:span><text:span text:style-name="T21">required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4"><text:span text:style-name="T11"/></text:p>
      <text:p text:style-name="P29"><text:span text:style-name="T12">2</text:span><text:span text:style-name="T11">. </text:span><text:span text:style-name="T12">Canine Good Citizen</text:span></text:p>
      <text:p text:style-name="P4"><text:span text:style-name="T11"><text:s/></text:span></text:p>
      <text:p text:style-name="P17"><text:span text:style-name="T10">1. </text:span><text:span text:style-name="T22">D</text:span><text:span text:style-name="T10">og/bitch details </text:span><text:span text:style-name="T22">are </text:span><text:span text:style-name="T21">required</text:span></text:p>
      <text:p text:style-name="P10"><text:span text:style-name="T10">2. </text:span><text:span text:style-name="T22">It check O</text:span><text:span text:style-name="T10">wner mismatch with dog owner/ not owner name in maste</text:span><text:span text:style-name="T12">r </text:span><text:span text:style-name="T22">or not</text:span></text:p>
      <text:p text:style-name="P17"><text:span text:style-name="T10">3. </text:span><text:span text:style-name="T22">O</text:span><text:span text:style-name="T10">wner details </text:span><text:span text:style-name="T22">are </text:span><text:span text:style-name="T21">required</text:span></text:p>
      <text:p text:style-name="P18"><text:span text:style-name="T10">4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0">5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8"><text:span text:style-name="T10">6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4"><text:span text:style-name="T10"/></text:p>
      <text:p text:style-name="P29"><text:span text:style-name="T12">3</text:span><text:span text:style-name="T11">. </text:span><text:span text:style-name="T22">C</text:span><text:span text:style-name="T12">etrificate correction</text:span></text:p>
      <text:p text:style-name="P4"><text:span text:style-name="T11"/></text:p>
      <text:p text:style-name="P17"><text:span text:style-name="T10">1</text:span><text:span text:style-name="T12">. </text:span><text:span text:style-name="T25">K</text:span><text:span text:style-name="T12">ci register number </text:span><text:span text:style-name="T22">is </text:span><text:span text:style-name="T21">required</text:span></text:p>
      <text:p text:style-name="P17"><text:span text:style-name="T12">2. </text:span><text:span text:style-name="T25">O</text:span><text:span text:style-name="T11">wner details </text:span><text:span text:style-name="T22">are </text:span><text:span text:style-name="T21">required</text:span></text:p>
      <text:p text:style-name="P18"><text:span text:style-name="T10">3. </text:span><text:span text:style-name="T22">I</text:span><text:span text:style-name="T23">f</text:span><text:span text:style-name="T22"> </text:span><text:span text:style-name="T10">check the owner mismatch with dog owner/ not owner name in master</text:span><text:span text:style-name="T24">, </text:span><text:span text:style-name="T23">an error will be <text:tab/>thrown</text:span></text:p>
      <text:p text:style-name="P18"><text:span text:style-name="T10">4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0">5. </text:span><text:span text:style-name="T22">I</text:span><text:span text:style-name="T23">f </text:span><text:span text:style-name="T10">Owner ikg subscription expired</text:span><text:span text:style-name="T24">, </text:span><text:span text:style-name="T23">an error will be thrown</text:span></text:p>
      <text:p text:style-name="P18"><text:span text:style-name="T10">6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9"><text:span text:style-name="T10">7. </text:span><text:span text:style-name="T26">R</text:span><text:span text:style-name="T10">eason type </text:span><text:span text:style-name="T25">is </text:span><text:span text:style-name="T21">required</text:span></text:p>
      <text:p text:style-name="P19"><text:span text:style-name="T10">8. </text:span><text:span text:style-name="T26">R</text:span><text:span text:style-name="T10">ther reason details </text:span><text:span text:style-name="T25">is </text:span><text:span text:style-name="T21">required</text:span></text:p>
      <text:p text:style-name="P19"><text:span text:style-name="T10">9. Color &amp; Marking details </text:span><text:span text:style-name="T25">are </text:span><text:span text:style-name="T21">required</text:span></text:p>
      <text:p text:style-name="P19"><text:span text:style-name="T10">10. </text:span><text:span text:style-name="T26">B</text:span><text:span text:style-name="T10">reed details </text:span><text:span text:style-name="T25">are </text:span><text:span text:style-name="T21">required</text:span></text:p>
      <text:p text:style-name="P19"><text:span text:style-name="T10">11. </text:span><text:span text:style-name="T26">R</text:span><text:span text:style-name="T10">elated document </text:span><text:span text:style-name="T25">is </text:span><text:span text:style-name="T21">required</text:span></text:p>
      <text:p text:style-name="P19"><text:span text:style-name="T21"/></text:p>
      <text:p text:style-name="P34"><text:span text:style-name="T47">1</text:span><text:span text:style-name="T51">2. </text:span><text:span text:style-name="T56">Dog</text:span><text:span text:style-name="T51"> Gender is required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30"><text:span text:style-name="T14">4</text:span><text:span text:style-name="T11">.</text:span><text:span text:style-name="T14">Championship</text:span></text:p>
      <text:p text:style-name="P5"><text:span text:style-name="T11"/></text:p>
      <text:p text:style-name="P19"><text:span text:style-name="T10">1</text:span><text:span text:style-name="T12">. </text:span><text:span text:style-name="T26">O</text:span><text:span text:style-name="T12">wner details </text:span><text:span text:style-name="T25">are </text:span><text:span text:style-name="T21">required</text:span></text:p>
      <text:p text:style-name="P18"><text:span text:style-name="T12">2. </text:span><text:span text:style-name="T22">I</text:span><text:span text:style-name="T23">f</text:span><text:span text:style-name="T22"> </text:span><text:span text:style-name="T11">owner is suspended</text:span><text:span text:style-name="T24">, </text:span><text:span text:style-name="T23">an error will be thrown</text:span></text:p>
      <text:p text:style-name="P19"><text:span text:style-name="T10">3. </text:span><text:span text:style-name="T26">O</text:span><text:span text:style-name="T10">inimum four CC card owned show details </text:span><text:span text:style-name="T25">are </text:span><text:span text:style-name="T21">required</text:span></text:p>
      <text:p text:style-name="P19"><text:span text:style-name="T10">4. </text:span><text:span text:style-name="T26">S</text:span><text:span text:style-name="T10">how name </text:span><text:span text:style-name="T25">is </text:span><text:span text:style-name="T21">required</text:span></text:p>
      <text:p text:style-name="P19"><text:span text:style-name="T10">5. </text:span><text:span text:style-name="T26">S</text:span><text:span text:style-name="T10">how date </text:span><text:span text:style-name="T25">is </text:span><text:span text:style-name="T21">required</text:span></text:p>
      <text:p text:style-name="P19"><text:span text:style-name="T10">6. </text:span><text:span text:style-name="T26">J</text:span><text:span text:style-name="T10">udge details </text:span><text:span text:style-name="T25">are </text:span><text:span text:style-name="T21">required</text:span></text:p>
      <text:p text:style-name="P18"><text:span text:style-name="T10">7. </text:span><text:span text:style-name="T22">I</text:span><text:span text:style-name="T23">f</text:span><text:span text:style-name="T22"> <text:s/></text:span><text:span text:style-name="T10">owner mismatch with dog owner/ not owner name in master</text:span><text:span text:style-name="T24">, </text:span><text:span text:style-name="T23">an error will be thrown</text:span></text:p>
      <text:p text:style-name="P18"><text:span text:style-name="T10">8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8"><text:span text:style-name="T10">9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8"><text:span text:style-name="T23"/></text:p>
      <text:p text:style-name="P34"><text:span text:style-name="T50">1</text:span><text:span text:style-name="T51">0. K</text:span><text:span text:style-name="T46">ci register number </text:span><text:span text:style-name="T51">is required</text:span></text:p>
      <text:p text:style-name="P34"><text:span text:style-name="T51">11. If Ignore Rule is clicked, </text:span><text:span text:style-name="T46">Ignore Rule Reason</text:span><text:span text:style-name="T51"> is required</text:span></text:p>
      <text:p text:style-name="P31"><text:soft-page-break/><text:span text:style-name="T14">5</text:span><text:span text:style-name="T10">.</text:span><text:span text:style-name="T11">Companion Dog</text:span></text:p>
      <text:p text:style-name="P5"><text:span text:style-name="T11"/></text:p>
      <text:p text:style-name="P19"><text:span text:style-name="T10">1</text:span><text:span text:style-name="T12">. </text:span><text:span text:style-name="T26">K</text:span><text:span text:style-name="T12">ci register number </text:span><text:span text:style-name="T25">is </text:span><text:span text:style-name="T21">required</text:span></text:p>
      <text:p text:style-name="P19"><text:span text:style-name="T12">2. </text:span><text:span text:style-name="T26">O</text:span><text:span text:style-name="T11">wner details </text:span><text:span text:style-name="T25">are </text:span><text:span text:style-name="T21">required</text:span></text:p>
      <text:p text:style-name="P18"><text:span text:style-name="T10">3. </text:span><text:span text:style-name="T22">I</text:span><text:span text:style-name="T23">f</text:span><text:span text:style-name="T22"> </text:span><text:span text:style-name="T10">owner mismatch with dog owner/ not owner name in master</text:span><text:span text:style-name="T24">, </text:span><text:span text:style-name="T23">an error will be thrown</text:span></text:p>
      <text:p text:style-name="P18"><text:span text:style-name="T10">4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9"><text:span text:style-name="T10">5. </text:span><text:span text:style-name="T26">M</text:span><text:span text:style-name="T10">inimum three show details </text:span><text:span text:style-name="T25">are </text:span><text:span text:style-name="T21">required</text:span></text:p>
      <text:p text:style-name="P18"><text:span text:style-name="T10">6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9"><text:span text:style-name="T10">7. </text:span><text:span text:style-name="T26">T</text:span><text:span text:style-name="T10">he show name </text:span><text:span text:style-name="T25">is </text:span><text:span text:style-name="T21">required</text:span></text:p>
      <text:p text:style-name="P19"><text:span text:style-name="T10">8. </text:span><text:span text:style-name="T26">T</text:span><text:span text:style-name="T10">he show date </text:span><text:span text:style-name="T25">is </text:span><text:span text:style-name="T21">required</text:span></text:p>
      <text:p text:style-name="P19"><text:span text:style-name="T10">9. </text:span><text:span text:style-name="T26">T</text:span><text:span text:style-name="T10">he judge details </text:span><text:span text:style-name="T25">are </text:span><text:span text:style-name="T21">required</text:span></text:p>
      <text:p text:style-name="P19"><text:span text:style-name="T10">10. </text:span><text:span text:style-name="T26">P</text:span><text:span text:style-name="T10">oint details </text:span><text:span text:style-name="T25">are </text:span><text:span text:style-name="T21">required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32"><text:span text:style-name="T12">6.</text:span><text:span text:style-name="T12">Dam Sire Merit</text:span></text:p>
      <text:p text:style-name="P5"><text:span text:style-name="T11"/></text:p>
      <text:p text:style-name="P18"><text:span text:style-name="T10">1</text:span><text:span text:style-name="T12">. </text:span><text:span text:style-name="T22">I</text:span><text:span text:style-name="T23">f</text:span><text:span text:style-name="T22"> <text:s/></text:span><text:span text:style-name="T12">kci register number is </text:span><text:span text:style-name="T15">valid or</text:span><text:span text:style-name="T12"> invalid</text:span><text:span text:style-name="T24">, </text:span><text:span text:style-name="T23">an error will be thrown</text:span></text:p>
      <text:p text:style-name="P19"><text:span text:style-name="T12">2. </text:span><text:span text:style-name="T26">O</text:span><text:span text:style-name="T11">wner details </text:span><text:span text:style-name="T25">are </text:span><text:span text:style-name="T21">required</text:span></text:p>
      <text:p text:style-name="P18"><text:span text:style-name="T10">3. </text:span><text:span text:style-name="T22">I</text:span><text:span text:style-name="T23">f</text:span><text:span text:style-name="T22"> </text:span><text:span text:style-name="T10">owner mismatch with dog owner/ not owner name in master</text:span><text:span text:style-name="T24">, </text:span><text:span text:style-name="T23">an error will be thrown</text:span></text:p>
      <text:p text:style-name="P18"><text:span text:style-name="T10">4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0">5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8"><text:span text:style-name="T10">6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8"><text:span text:style-name="T23"/></text:p>
      <text:p text:style-name="P35"><text:span text:style-name="T50">7. </text:span><text:span text:style-name="T52">M</text:span><text:span text:style-name="T46">erit type</text:span><text:span text:style-name="T52"> is Required</text:span></text:p>
      <text:p text:style-name="P5"><text:span text:style-name="T10"/></text:p>
      <text:p text:style-name="P5"><text:span text:style-name="T11"><text:s/><text:tab/></text:span></text:p>
      <text:p text:style-name="P5"><text:span text:style-name="T11"/></text:p>
      <text:p text:style-name="P5"><text:span text:style-name="T11"/></text:p>
      <text:p text:style-name="P32"><text:span text:style-name="T15">7</text:span><text:span text:style-name="T10">.</text:span><text:span text:style-name="T11">Duplicate Certificate</text:span></text:p>
      <text:p text:style-name="P6"><text:span text:style-name="T11"/></text:p>
      <text:p text:style-name="P18"><text:span text:style-name="T10">1</text:span><text:span text:style-name="T12">. </text:span><text:span text:style-name="T22">I</text:span><text:span text:style-name="T23">f</text:span><text:span text:style-name="T22"> </text:span><text:span text:style-name="T12">kci register number is </text:span><text:span text:style-name="T15">valid or</text:span><text:span text:style-name="T12"> invalid</text:span><text:span text:style-name="T24">, </text:span><text:span text:style-name="T23">an error will be thrown</text:span></text:p>
      <text:p text:style-name="P18"><text:span text:style-name="T12">2. </text:span><text:span text:style-name="T22">I</text:span><text:span text:style-name="T23">f</text:span><text:span text:style-name="T22"> </text:span><text:span text:style-name="T11">already Exported</text:span><text:span text:style-name="T24">, </text:span><text:span text:style-name="T23">an error will be thrown</text:span></text:p>
      <text:p text:style-name="P19"><text:span text:style-name="T10">3. </text:span><text:span text:style-name="T26">T</text:span><text:span text:style-name="T10">he certificate </text:span><text:span text:style-name="T25">is </text:span><text:span text:style-name="T21">required</text:span></text:p>
      <text:p text:style-name="P19"><text:span text:style-name="T10">4. </text:span><text:span text:style-name="T26">R</text:span><text:span text:style-name="T10">eason type of the duplicate certificate app</text:span><text:span text:style-name="T15">l</text:span><text:span text:style-name="T10">y </text:span><text:span text:style-name="T25">is </text:span><text:span text:style-name="T21">required</text:span></text:p>
      <text:p text:style-name="P19"><text:span text:style-name="T10">5. </text:span><text:span text:style-name="T26">O</text:span><text:span text:style-name="T10">ther details </text:span><text:span text:style-name="T25">are </text:span><text:span text:style-name="T21">required</text:span></text:p>
      <text:p text:style-name="P19"><text:span text:style-name="T10">6. </text:span><text:span text:style-name="T26">O</text:span><text:span text:style-name="T10">wner details </text:span><text:span text:style-name="T25">are </text:span><text:span text:style-name="T21">required</text:span></text:p>
      <text:p text:style-name="P18"><text:span text:style-name="T10">7. </text:span><text:span text:style-name="T22">I</text:span><text:span text:style-name="T23">f</text:span><text:span text:style-name="T22"> </text:span><text:span text:style-name="T10">owner mismatch with dog owner/ not owner name in maste</text:span><text:span text:style-name="T24">, </text:span><text:span text:style-name="T23">an error will be thrown</text:span></text:p>
      <text:p text:style-name="P18"><text:span text:style-name="T10">8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0">9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32"><text:span text:style-name="T12">8.</text:span><text:span text:style-name="T12">Duplicate Microchip</text:span></text:p>
      <text:p text:style-name="P6"><text:span text:style-name="T11"/></text:p>
      <text:p text:style-name="P18"><text:span text:style-name="T10">1</text:span><text:span text:style-name="T12">. </text:span><text:span text:style-name="T24">I</text:span><text:span text:style-name="T23">f</text:span><text:span text:style-name="T24"> </text:span><text:bookmark-start text:name="__DdeLink__815_2020621719"/><text:span text:style-name="T12">kci register number is</text:span><text:bookmark-end text:name="__DdeLink__815_2020621719"/><text:span text:style-name="T12"> invalid</text:span><text:span text:style-name="T24">, </text:span><text:span text:style-name="T23">an error will be thrown</text:span></text:p>
      <text:p text:style-name="P19"><text:span text:style-name="T12">2. </text:span><text:span text:style-name="T26">R</text:span><text:bookmark-start text:name="__DdeLink__798_2020621719"/><text:span text:style-name="T11">eason type of the duplicate microchip apply</text:span><text:bookmark-end text:name="__DdeLink__798_2020621719"/><text:span text:style-name="T11"> </text:span><text:span text:style-name="T25">is </text:span><text:span text:style-name="T21">required</text:span></text:p>
      <text:p text:style-name="P19"><text:span text:style-name="T10">3. </text:span><text:span text:style-name="T26">O</text:span><text:span text:style-name="T10">ther reason </text:span><text:span text:style-name="T25">is </text:span><text:span text:style-name="T21">required</text:span></text:p>
      <text:p text:style-name="P19"><text:span text:style-name="T10">4. </text:span><text:span text:style-name="T26">O</text:span><text:span text:style-name="T10">wner details </text:span><text:span text:style-name="T25">are </text:span><text:span text:style-name="T21">required</text:span></text:p>
      <text:p text:style-name="P18"><text:span text:style-name="T10">5. </text:span><text:span text:style-name="T22">I</text:span><text:span text:style-name="T23">f</text:span><text:span text:style-name="T10"> the owner mismatch with dog owner/ not owner name in master</text:span><text:span text:style-name="T24">, </text:span><text:span text:style-name="T23">an error will be thrown</text:span></text:p>
      <text:p text:style-name="P18"><text:span text:style-name="T15">6</text:span><text:span text:style-name="T10">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5">7</text:span><text:span text:style-name="T10">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8"><text:span text:style-name="T15">8</text:span><text:span text:style-name="T10">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8"><text:span text:style-name="T10">9. </text:span><text:span text:style-name="T22">I</text:span><text:span text:style-name="T23">f</text:span><text:span text:style-name="T22"> </text:span><text:span text:style-name="T10">attach the veterinary doctor certificate or secretary certificate</text:span><text:span text:style-name="T24">, </text:span><text:span text:style-name="T23">an error will be thrown</text:span></text:p>
      <text:p text:style-name="P19"><text:span text:style-name="T10">10. </text:span><text:span text:style-name="T26">V</text:span><text:span text:style-name="T10">alid chip number </text:span><text:span text:style-name="T25">is </text:span><text:span text:style-name="T21">required</text:span></text:p>
      <text:p text:style-name="P18"><text:span text:style-name="T10">11. </text:span><text:span text:style-name="T22">I</text:span><text:span text:style-name="T23">f</text:span><text:span text:style-name="T22"> </text:span><text:span text:style-name="T16">This microchip number is not in stock</text:span><text:span text:style-name="T24">, </text:span><text:span text:style-name="T23">an error will be thrown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33"><text:soft-page-break/><text:span text:style-name="T16">9</text:span><text:span text:style-name="T10">.</text:span><text:span text:style-name="T11">Export Pedigree</text:span></text:p>
      <text:p text:style-name="P7"><text:span text:style-name="T11"/></text:p>
      <text:p text:style-name="P18"><text:span text:style-name="T10">1</text:span><text:span text:style-name="T12">. </text:span><text:span text:style-name="T22">I</text:span><text:span text:style-name="T23">f</text:span><text:span text:style-name="T22"> </text:span><text:span text:style-name="T12">kci register number is </text:span><text:span text:style-name="T28">i</text:span><text:span text:style-name="T12">nvalid</text:span><text:span text:style-name="T24">, </text:span><text:span text:style-name="T23">an error will be thrown</text:span></text:p>
      <text:p text:style-name="P19"><text:span text:style-name="T12">2. </text:span><text:span text:style-name="T26">R</text:span><text:span text:style-name="T11">eason type of the export certificate apply </text:span><text:span text:style-name="T25">is </text:span><text:span text:style-name="T21">required</text:span></text:p>
      <text:p text:style-name="P19"><text:span text:style-name="T16">3</text:span><text:span text:style-name="T10">. </text:span><text:span text:style-name="T26">O</text:span><text:span text:style-name="T10">ther details </text:span><text:span text:style-name="T25">are </text:span><text:span text:style-name="T21">required</text:span></text:p>
      <text:p text:style-name="P19"><text:span text:style-name="T16">4</text:span><text:span text:style-name="T10">. </text:span><text:span text:style-name="T26">O</text:span><text:span text:style-name="T10">wner details </text:span><text:span text:style-name="T25">are </text:span><text:span text:style-name="T21">required</text:span></text:p>
      <text:p text:style-name="P18"><text:span text:style-name="T10">5. </text:span><text:span text:style-name="T22">I</text:span><text:span text:style-name="T23">f</text:span><text:span text:style-name="T22"> </text:span><text:span text:style-name="T10">owner mismatch with dog owner/ not owner name in master</text:span><text:span text:style-name="T24">, </text:span><text:span text:style-name="T23">an error will be thrown</text:span></text:p>
      <text:p text:style-name="P18"><text:span text:style-name="T15">6</text:span><text:span text:style-name="T10">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18"><text:span text:style-name="T15">7</text:span><text:span text:style-name="T10">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8"><text:span text:style-name="T15">8</text:span><text:span text:style-name="T10">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18"><text:span text:style-name="T10">9. </text:span><text:span text:style-name="T22">I</text:span><text:span text:style-name="T23">f</text:span><text:span text:style-name="T10"> submit the original certificate</text:span><text:span text:style-name="T24">, </text:span><text:span text:style-name="T23">an error will be thrown</text:span></text:p>
      <text:p text:style-name="P18"><text:span text:style-name="T23"/></text:p>
      <text:p text:style-name="P24"><text:span text:style-name="T23">1</text:span><text:span text:style-name="T11">0. If Reson type in Show, Show Address is required</text:span></text:p>
      <text:p text:style-name="P24"><text:span text:style-name="T11">11. If Reason type in export, New Owner address is required</text:span></text:p>
      <text:p text:style-name="P24"><text:span text:style-name="T11">12. If Reason type in </text:span><text:span text:style-name="T39">others, Other Reason is required</text:span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7"><text:span text:style-name="T10"/></text:p>
      <text:p text:style-name="P59"><text:span text:style-name="T16">10</text:span><text:span text:style-name="T10">.</text:span><text:span text:style-name="T11">Grand Champion</text:span></text:p>
      <text:p text:style-name="P7"><text:span text:style-name="T11"/></text:p>
      <text:p text:style-name="P11"><text:span text:style-name="T10">1</text:span><text:span text:style-name="T12">.</text:span><text:span text:style-name="T16">No Quality Checking</text:span></text:p>
      <text:p text:style-name="P11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59"><text:span text:style-name="T12">1</text:span><text:span text:style-name="T16">1</text:span><text:span text:style-name="T10">.</text:span><text:span text:style-name="T11">Obedience Champion Certificate</text:span></text:p>
      <text:p text:style-name="P7"><text:span text:style-name="T11"/></text:p>
      <text:p text:style-name="P19"><text:span text:style-name="T10">1</text:span><text:span text:style-name="T12">. </text:span><text:span text:style-name="T26">O</text:span><text:span text:style-name="T12">wner details </text:span><text:span text:style-name="T25">are </text:span><text:span text:style-name="T21">required</text:span></text:p>
      <text:p text:style-name="P18"><text:span text:style-name="T12">2. </text:span><text:span text:style-name="T22">I</text:span><text:span text:style-name="T23">f</text:span><text:span text:style-name="T22"> </text:span><text:span text:style-name="T11">owner is suspended</text:span><text:span text:style-name="T24">, </text:span><text:span text:style-name="T23">an error will be thrown</text:span></text:p>
      <text:p text:style-name="P12"><text:span text:style-name="T10">3. </text:span><text:span text:style-name="T26">M</text:span><text:span text:style-name="T10">inimum four CC card owned show details</text:span></text:p>
      <text:p text:style-name="P19"><text:span text:style-name="T10">4. </text:span><text:span text:style-name="T26">S</text:span><text:span text:style-name="T10">how name </text:span><text:span text:style-name="T25">is </text:span><text:span text:style-name="T21">required</text:span></text:p>
      <text:p text:style-name="P19"><text:span text:style-name="T10">5. </text:span><text:span text:style-name="T26">S</text:span><text:span text:style-name="T10">how date </text:span><text:span text:style-name="T25">is </text:span><text:span text:style-name="T21">required</text:span></text:p>
      <text:p text:style-name="P19"><text:span text:style-name="T10">6. </text:span><text:span text:style-name="T26">J</text:span><text:span text:style-name="T10">udge details</text:span><text:span text:style-name="T25">are </text:span><text:span text:style-name="T21">required</text:span></text:p>
      <text:p text:style-name="P18"><text:span text:style-name="T10">7. </text:span><text:span text:style-name="T22">I</text:span><text:span text:style-name="T23">f</text:span><text:span text:style-name="T22"> </text:span><text:span text:style-name="T10">owner mismatch with dog owner/ not owner name in master</text:span><text:span text:style-name="T24">, </text:span><text:span text:style-name="T23">an error will be thrown</text:span></text:p>
      <text:p text:style-name="P18"><text:span text:style-name="T10">8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19"><text:span text:style-name="T10">9. </text:span><text:span text:style-name="T26">M</text:span><text:span text:style-name="T10">inimum three owned show details </text:span><text:span text:style-name="T25">are </text:span><text:span text:style-name="T21">required</text:span></text:p>
      <text:p text:style-name="P19"><text:span text:style-name="T10">10. </text:span><text:span text:style-name="T26">P</text:span><text:span text:style-name="T10">oint details </text:span><text:span text:style-name="T25">are </text:span><text:span text:style-name="T21">required</text:span></text:p>
      <text:p text:style-name="P11"><text:span text:style-name="T10"/></text:p>
      <text:p text:style-name="P11"><text:span text:style-name="T10"/></text:p>
      <text:p text:style-name="P39"/>
      <text:p text:style-name="P39"/>
      <text:p text:style-name="P59"><text:span text:style-name="T12">1</text:span><text:span text:style-name="T16">2</text:span><text:span text:style-name="T10">.</text:span><text:span text:style-name="T11">Prefix Suffix Certificate</text:span></text:p>
      <text:p text:style-name="P7"><text:span text:style-name="T11"/></text:p>
      <text:p text:style-name="P12"><text:span text:style-name="T10">1</text:span><text:span text:style-name="T12">. </text:span><text:span text:style-name="T16">No Quality Checking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59"><text:span text:style-name="T12">1</text:span><text:span text:style-name="T16">3</text:span><text:span text:style-name="T10">. </text:span><text:span text:style-name="T11">Litter Register</text:span></text:p>
      <text:p text:style-name="P7"><text:span text:style-name="T11"/></text:p>
      <text:p text:style-name="P19"><text:span text:style-name="T10">1</text:span><text:span text:style-name="T12">. </text:span><text:span text:style-name="T29">M</text:span><text:span text:style-name="T12">ating date </text:span><text:span text:style-name="T25">is </text:span><text:span text:style-name="T21">required</text:span></text:p>
      <text:p text:style-name="P18"><text:span text:style-name="T12">2. </text:span><text:span text:style-name="T22">I</text:span><text:span text:style-name="T23">f</text:span><text:span text:style-name="T22"> </text:span><text:span text:style-name="T11">Export date not available for the export dog</text:span><text:span text:style-name="T24">, </text:span><text:span text:style-name="T23">an error will be thrown</text:span></text:p>
      <text:p text:style-name="P18"><text:span text:style-name="T10">3. </text:span><text:span text:style-name="T22">I</text:span><text:span text:style-name="T23">f</text:span><text:span text:style-name="T22"> </text:span><text:span text:style-name="T10">Dog already exported</text:span><text:span text:style-name="T24">, </text:span><text:span text:style-name="T23">an error will be thrown</text:span></text:p>
      <text:p text:style-name="P18"><text:span text:style-name="T10">4. </text:span><text:span text:style-name="T22">I</text:span><text:span text:style-name="T23">f</text:span><text:span text:style-name="T22"> </text:span><text:span text:style-name="T10">already in Limited Registration</text:span><text:span text:style-name="T24">, </text:span><text:span text:style-name="T23">an error will be thrown</text:span></text:p>
      <text:p text:style-name="P18"><text:span text:style-name="T10">5. </text:span><text:span text:style-name="T22">I</text:span><text:span text:style-name="T23">f</text:span><text:span text:style-name="T22"> </text:span><text:span text:style-name="T10">Export date not available for the export dog</text:span><text:span text:style-name="T24">, </text:span><text:span text:style-name="T23">an error will be thrown</text:span></text:p>
      <text:p text:style-name="P18"><text:span text:style-name="T10">6. </text:span><text:span text:style-name="T22">I</text:span><text:span text:style-name="T23">f</text:span><text:span text:style-name="T22"> </text:span><text:span text:style-name="T10">Export date not available for the export bitch</text:span><text:span text:style-name="T24">, </text:span><text:span text:style-name="T23">an error will be thrown</text:span></text:p>
      <text:p text:style-name="P18"><text:span text:style-name="T10">7. </text:span><text:span text:style-name="T22">I</text:span><text:span text:style-name="T23">f</text:span><text:span text:style-name="T22"> </text:span><text:span text:style-name="T10">bitch already exported</text:span><text:span text:style-name="T24">, </text:span><text:span text:style-name="T23">an error will be thrown</text:span></text:p>
      <text:p text:style-name="P19"><text:span text:style-name="T10">8. </text:span><text:span text:style-name="T26">S</text:span><text:span text:style-name="T10">ire details for litter register </text:span><text:span text:style-name="T25">is </text:span><text:span text:style-name="T21">required</text:span></text:p>
      <text:p text:style-name="P19"><text:span text:style-name="T10">9. </text:span><text:span text:style-name="T26">D</text:span><text:span text:style-name="T10">am details </text:span><text:span text:style-name="T25">are </text:span><text:span text:style-name="T21">required</text:span></text:p>
      <text:p text:style-name="P19"><text:span text:style-name="T10">10. </text:span><text:span text:style-name="T26">S</text:span><text:span text:style-name="T10">ire owner details </text:span><text:span text:style-name="T25">are </text:span><text:span text:style-name="T21">required</text:span></text:p>
      <text:p text:style-name="P19"><text:span text:style-name="T10">11. </text:span><text:span text:style-name="T26">D</text:span><text:span text:style-name="T10">am owner details </text:span><text:span text:style-name="T25">are </text:span><text:span text:style-name="T21">required</text:span></text:p>
      <text:p text:style-name="P18"><text:soft-page-break/><text:span text:style-name="T10">12. </text:span><text:span text:style-name="T22">I</text:span><text:span text:style-name="T23">f</text:span><text:span text:style-name="T22"> </text:span><text:span text:style-name="T10">Form A and Litter register dog is mismatched</text:span><text:span text:style-name="T24">, </text:span><text:span text:style-name="T23">an error will be thrown</text:span></text:p>
      <text:p text:style-name="P18"><text:span text:style-name="T10">13. </text:span><text:span text:style-name="T22">I</text:span><text:span text:style-name="T23">f</text:span><text:span text:style-name="T22"> </text:span><text:span text:style-name="T11">Form A and Litter register </text:span><text:span text:style-name="T30">bitch</text:span><text:span text:style-name="T11"> is mismatched</text:span><text:span text:style-name="T24">, </text:span><text:span text:style-name="T23">an error will be thrown</text:span></text:p>
      <text:p text:style-name="P18"><text:span text:style-name="T10">14. </text:span><text:span text:style-name="T22">I</text:span><text:span text:style-name="T23">f</text:span><text:span text:style-name="T22"> </text:span><text:span text:style-name="T11">Form A and Litter register Dog Owner is mismatched</text:span><text:span text:style-name="T24">, </text:span><text:span text:style-name="T23">an error will be thrown</text:span></text:p>
      <text:p text:style-name="P43"><text:span text:style-name="T10">15. </text:span><text:span text:style-name="T22">I</text:span><text:span text:style-name="T23">f</text:span><text:span text:style-name="T22"> </text:span><text:span text:style-name="T11">Form A and Litter register Dog Owner 2 is mismatched</text:span><text:span text:style-name="T24">, </text:span><text:span text:style-name="T23">an error will be thrown</text:span></text:p>
      <text:p text:style-name="P44"><text:span text:style-name="T30">16. </text:span><text:span text:style-name="T22">I</text:span><text:span text:style-name="T23">f</text:span><text:span text:style-name="T22"> </text:span><text:span text:style-name="T11">Form A and Litter register Dog Owner 3 is mismatched</text:span><text:span text:style-name="T24">, </text:span><text:span text:style-name="T23">an error will be thrown</text:span></text:p>
      <text:p text:style-name="P44"><text:span text:style-name="T30">17. </text:span><text:span text:style-name="T22">I</text:span><text:span text:style-name="T23">f</text:span><text:span text:style-name="T22"> </text:span><text:span text:style-name="T11">Form A and Litter register Bitch Owner is mismatched</text:span><text:span text:style-name="T24">, </text:span><text:span text:style-name="T23">an error will be thrown</text:span></text:p>
      <text:p text:style-name="P44"><text:span text:style-name="T30">18. </text:span><text:span text:style-name="T22">I</text:span><text:span text:style-name="T23">f</text:span><text:span text:style-name="T22"> </text:span><text:span text:style-name="T11">Form A and Litter register Bitch Owner 2 is mismatched</text:span><text:span text:style-name="T24">, </text:span><text:span text:style-name="T23">an error will be thrown</text:span></text:p>
      <text:p text:style-name="P44"><text:span text:style-name="T30">19. </text:span><text:span text:style-name="T22">I</text:span><text:span text:style-name="T23">f</text:span><text:span text:style-name="T22"> </text:span><text:span text:style-name="T11">Form A and Litter register Bitch Owner 3 is mismatched</text:span><text:span text:style-name="T24">, </text:span><text:span text:style-name="T23">an error will be thrown</text:span></text:p>
      <text:p text:style-name="P44"><text:span text:style-name="T30">20. </text:span><text:span text:style-name="T22">I</text:span><text:span text:style-name="T23">f</text:span><text:span text:style-name="T22"> </text:span><text:span text:style-name="T11">Form A and Litter register Bitch Breed is mismatched</text:span><text:span text:style-name="T24">, </text:span><text:span text:style-name="T23">an error will be thrown</text:span></text:p>
      <text:p text:style-name="P44"><text:span text:style-name="T30">21. </text:span><text:span text:style-name="T22">I</text:span><text:span text:style-name="T23">f</text:span><text:span text:style-name="T30"> </text:span><text:span text:style-name="T11">Form A and Litter register Dog Breed is mismatched</text:span><text:span text:style-name="T24">, </text:span><text:span text:style-name="T23">an error will be thrown</text:span></text:p>
      <text:p text:style-name="P44"><text:span text:style-name="T30">22. </text:span><text:span text:style-name="T22">I</text:span><text:span text:style-name="T23">f</text:span><text:span text:style-name="T22"> </text:span><text:span text:style-name="T11">Sire owner is not verified</text:span><text:span text:style-name="T24">, </text:span><text:span text:style-name="T23">an error will be thrown</text:span></text:p>
      <text:p text:style-name="P44"><text:span text:style-name="T23"/></text:p>
      <text:p text:style-name="P52"><text:span text:style-name="T23">2</text:span><text:span text:style-name="T11">3. </text:span><text:span text:style-name="T40">If Ignore Rule is clicked, </text:span><text:span text:style-name="T11">Ignore Rule Reason</text:span><text:span text:style-name="T40"> is required</text:span></text:p>
      <text:p text:style-name="P52"><text:span text:style-name="T40">2</text:span><text:span text:style-name="T11">4. Date is required</text:span></text:p>
      <text:p text:style-name="P45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59"><text:span text:style-name="T12">1</text:span><text:span text:style-name="T16">4</text:span><text:span text:style-name="T10">.</text:span><text:span text:style-name="T11">Name Transfer</text:span></text:p>
      <text:p text:style-name="P7"><text:span text:style-name="T11"/></text:p>
      <text:p text:style-name="P19"><text:span text:style-name="T10">1</text:span><text:span text:style-name="T12">. </text:span><text:span text:style-name="T26">B</text:span><text:span text:style-name="T12">reeder/owner name </text:span><text:span text:style-name="T25">is </text:span><text:span text:style-name="T21">required</text:span></text:p>
      <text:p text:style-name="P19"><text:span text:style-name="T12">2. </text:span><text:span text:style-name="T26">D</text:span><text:span text:style-name="T11">og/bitch name </text:span><text:span text:style-name="T25">is </text:span><text:span text:style-name="T21">required</text:span></text:p>
      <text:p text:style-name="P20"><text:span text:style-name="T10">3. </text:span><text:span text:style-name="T22">I</text:span><text:span text:style-name="T23">f</text:span><text:span text:style-name="T22"> </text:span><text:span text:style-name="T10">Dog is already Exported</text:span><text:span text:style-name="T24">, </text:span><text:span text:style-name="T23">an error will be thrown</text:span></text:p>
      <text:p text:style-name="P19"><text:span text:style-name="T10">4. </text:span><text:span text:style-name="T26">B</text:span><text:span text:style-name="T10">reed </text:span><text:span text:style-name="T25">is </text:span><text:span text:style-name="T21">required</text:span></text:p>
      <text:p text:style-name="P19"><text:span text:style-name="T10">5. </text:span><text:span text:style-name="T26">C</text:span><text:span text:style-name="T10">hange of names </text:span><text:span text:style-name="T25">are </text:span><text:span text:style-name="T21">required</text:span></text:p>
      <text:p text:style-name="P20"><text:span text:style-name="T10">6. </text:span><text:span text:style-name="T22">I</text:span><text:span text:style-name="T23">f</text:span><text:span text:style-name="T22"> </text:span><text:span text:style-name="T10">owner is suspended</text:span><text:span text:style-name="T24">, </text:span><text:span text:style-name="T23">an error will be thrown</text:span></text:p>
      <text:p text:style-name="P20"><text:span text:style-name="T15">7</text:span><text:span text:style-name="T10">. </text:span><text:span text:style-name="T22">I</text:span><text:span text:style-name="T23">f</text:span><text:span text:style-name="T22"> </text:span><text:span text:style-name="T10">Owner ikg subscription expired</text:span><text:span text:style-name="T24">, </text:span><text:span text:style-name="T23">an error will be thrown</text:span></text:p>
      <text:p text:style-name="P20"><text:span text:style-name="T15">8</text:span><text:span text:style-name="T10">. </text:span><text:span text:style-name="T22">I</text:span><text:span text:style-name="T23">f</text:span><text:span text:style-name="T22"> </text:span><text:span text:style-name="T10">Owner ikg subscription is not renewed</text:span><text:span text:style-name="T24">, </text:span><text:span text:style-name="T23">an error will be thrown</text:span></text:p>
      <text:p text:style-name="P20"><text:span text:style-name="T10">9. </text:span><text:span text:style-name="T22">I</text:span><text:span text:style-name="T23">f </text:span><text:span text:style-name="T10">kennel name owner is mismatched with dog owner</text:span><text:span text:style-name="T24">, </text:span><text:span text:style-name="T23">an error will be thrown</text:span></text:p>
      <text:p text:style-name="P20"><text:span text:style-name="T10">10. </text:span><text:span text:style-name="T22">I</text:span><text:span text:style-name="T23">f</text:span><text:span text:style-name="T22"> </text:span><text:span text:style-name="T10">registered dog kennel name owner mismatched with dog owner</text:span><text:span text:style-name="T24">, </text:span><text:span text:style-name="T23">an error will be thrown</text:span></text:p>
      <text:p text:style-name="P20"><text:span text:style-name="T10">11. </text:span><text:span text:style-name="T31">It alert</text:span><text:span text:style-name="T10"> Imported dog you can't able to change the name</text:span></text:p>
      <text:p text:style-name="P20"><text:span text:style-name="T10">12. </text:span><text:span text:style-name="T22">I</text:span><text:span text:style-name="T23">f</text:span><text:span text:style-name="T22"> </text:span><text:span text:style-name="T11">give name already registered in kennel names</text:span><text:span text:style-name="T24">, </text:span><text:span text:style-name="T23">an error will be thrown</text:span></text:p>
      <text:p text:style-name="P20"><text:span text:style-name="T23"/></text:p>
      <text:p text:style-name="P25"><text:span text:style-name="T23">1</text:span><text:span text:style-name="T11">3. Date is required</text:span></text:p>
      <text:p text:style-name="P21"><text:span text:style-name="T11"/></text:p>
      <text:p text:style-name="P41"><text:span text:style-name="T11"/></text:p>
      <text:p text:style-name="P41"><text:span text:style-name="T11"/></text:p>
      <text:p text:style-name="P40"><text:span text:style-name="T11"/></text:p>
      <text:p text:style-name="P59"><text:span text:style-name="T12">1</text:span><text:span text:style-name="T17">5</text:span><text:span text:style-name="T10">. </text:span><text:span text:style-name="T11">Owner Transfer</text:span></text:p>
      <text:p text:style-name="P7"><text:span text:style-name="T11"/></text:p>
      <text:p text:style-name="P19"><text:span text:style-name="T10">1</text:span><text:span text:style-name="T12">. </text:span><text:span text:style-name="T26">B</text:span><text:bookmark-start text:name="__DdeLink__801_2020621719"/><text:span text:style-name="T12">itch /dog for owner transfer</text:span><text:bookmark-end text:name="__DdeLink__801_2020621719"/><text:span text:style-name="T12"> </text:span><text:span text:style-name="T21">required</text:span></text:p>
      <text:p text:style-name="P20"><text:span text:style-name="T12">2. </text:span><text:span text:style-name="T22">I</text:span><text:span text:style-name="T23">f</text:span><text:span text:style-name="T22"> </text:span><text:span text:style-name="T11">Dog is already Exported</text:span><text:span text:style-name="T24">, </text:span><text:span text:style-name="T23">an error will be thrown</text:span></text:p>
      <text:p text:style-name="P19"><text:span text:style-name="T10">3. </text:span><text:span text:style-name="T26">D</text:span><text:bookmark-start text:name="__DdeLink__803_2020621719"/><text:span text:style-name="T10">og/bitch registration date</text:span><text:bookmark-end text:name="__DdeLink__803_2020621719"/><text:span text:style-name="T24"> </text:span><text:span text:style-name="T25">is </text:span><text:span text:style-name="T21">required</text:span></text:p>
      <text:p text:style-name="P19"><text:span text:style-name="T10">4. </text:span><text:span text:style-name="T26">E</text:span><text:span text:style-name="T10">xiting dog/bitch owner name </text:span><text:span text:style-name="T25">is </text:span><text:span text:style-name="T21">required</text:span></text:p>
      <text:p text:style-name="P19"><text:span text:style-name="T10">5. New Owner of the dog/bitch </text:span><text:span text:style-name="T25">is </text:span><text:span text:style-name="T21">required</text:span></text:p>
      <text:p text:style-name="P19"><text:span text:style-name="T10">6. </text:span><text:span text:style-name="T26">O</text:span><text:span text:style-name="T10">wner change date </text:span><text:span text:style-name="T25">is </text:span><text:span text:style-name="T21">required</text:span></text:p>
      <text:p text:style-name="P20"><text:span text:style-name="T10">7. </text:span><text:span text:style-name="T22">I</text:span><text:span text:style-name="T23">f</text:span><text:span text:style-name="T22"> </text:span><text:span text:style-name="T10">Owner is suspend</text:span><text:span text:style-name="T32">e</text:span><text:span text:style-name="T10">d</text:span><text:span text:style-name="T24">, </text:span><text:span text:style-name="T23">an error will be thrown</text:span></text:p>
      <text:p text:style-name="P20"><text:span text:style-name="T10">8. </text:span><text:span text:style-name="T22">I</text:span><text:span text:style-name="T23">f</text:span><text:span text:style-name="T22"> </text:span><text:span text:style-name="T10">From Owner is suspended</text:span><text:span text:style-name="T24">, </text:span><text:span text:style-name="T23">an error will be thrown</text:span></text:p>
      <text:p text:style-name="P20"><text:span text:style-name="T10">9. </text:span><text:span text:style-name="T22">I</text:span><text:span text:style-name="T23">f</text:span><text:span text:style-name="T22"> </text:span><text:span text:style-name="T10">Transfer Owner ikg subscription expired</text:span><text:span text:style-name="T24">, </text:span><text:span text:style-name="T23">an error will be thrown</text:span></text:p>
      <text:p text:style-name="P20"><text:span text:style-name="T10">10. </text:span><text:span text:style-name="T22">I</text:span><text:span text:style-name="T23">f</text:span><text:span text:style-name="T22"> </text:span><text:span text:style-name="T10">Transfer Owner’</text:span><text:span text:style-name="T32">s</text:span><text:span text:style-name="T10"> ikg subscription is not renewed</text:span><text:span text:style-name="T24">, </text:span><text:span text:style-name="T23">an error will be thrown</text:span></text:p>
      <text:p text:style-name="P20"><text:span text:style-name="T10">11. </text:span><text:span text:style-name="T22">I</text:span><text:span text:style-name="T23">f</text:span><text:span text:style-name="T22"> </text:span><text:span text:style-name="T10">Transfer Owner ikg subscription expired</text:span><text:span text:style-name="T24">, </text:span><text:span text:style-name="T23">an error will be thrown</text:span></text:p>
      <text:p text:style-name="P20"><text:span text:style-name="T23"/></text:p>
      <text:p text:style-name="P36"><text:span text:style-name="T50">1</text:span><text:span text:style-name="T53">2. If </text:span><text:span text:style-name="T46">bitch /dog for owner transfer</text:span><text:span text:style-name="T49">, </text:span><text:span text:style-name="T50">an error will be thrown</text:span></text:p>
      <text:p text:style-name="P37"><text:span text:style-name="T50">1</text:span><text:span text:style-name="T53">3. if </text:span><text:span text:style-name="T46">dog/bitch registration date in master</text:span><text:span text:style-name="T49">, </text:span><text:span text:style-name="T50">an error will be thrown</text:span></text:p>
      <text:p text:style-name="P7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65"><text:span text:style-name="T12">1</text:span><text:span text:style-name="T17">6</text:span><text:span text:style-name="T10">. </text:span><text:span text:style-name="T11">Prefix Suffix</text:span></text:p>
      <text:p text:style-name="P8"><text:span text:style-name="T11"/></text:p>
      <text:p text:style-name="P19"><text:span text:style-name="T10">1</text:span><text:span text:style-name="T12">. </text:span><text:span text:style-name="T26">B</text:span><text:span text:style-name="T12">reeder/owner name </text:span><text:span text:style-name="T25">is </text:span><text:span text:style-name="T21">required</text:span></text:p>
      <text:p text:style-name="P20"><text:span text:style-name="T12">2. </text:span><text:span text:style-name="T22">I</text:span><text:span text:style-name="T23">f</text:span><text:span text:style-name="T22"> </text:span><text:span text:style-name="T11">Breeder is suspended</text:span><text:span text:style-name="T24">, </text:span><text:span text:style-name="T23">an error will be thrown</text:span></text:p>
      <text:p text:style-name="P20"><text:soft-page-break/><text:span text:style-name="T10">3. </text:span><text:span text:style-name="T22">I</text:span><text:span text:style-name="T23">f</text:span><text:span text:style-name="T22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10">4. </text:span><text:span text:style-name="T22">I</text:span><text:span text:style-name="T23">f </text:span><text:span text:style-name="T10">Breeder ikg subscription is not renewed</text:span><text:span text:style-name="T24">, </text:span><text:span text:style-name="T23">an error will be thrown</text:span></text:p>
      <text:p text:style-name="P19"><text:span text:style-name="T10">5. </text:span><text:span text:style-name="T21">2</text:span><text:span text:style-name="T59">nd</text:span><text:span text:style-name="T10"> owner/breeder details </text:span><text:span text:style-name="T25">are</text:span><text:span text:style-name="T10"> </text:span><text:span text:style-name="T21">required</text:span></text:p>
      <text:p text:style-name="P20"><text:span text:style-name="T10">6. </text:span><text:span text:style-name="T22">I</text:span><text:span text:style-name="T23">f</text:span><text:span text:style-name="T22"> </text:span><text:span text:style-name="T21">2</text:span><text:span text:style-name="T59">nd</text:span><text:span text:style-name="T21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10">7. </text:span><text:span text:style-name="T22">I</text:span><text:span text:style-name="T23">f</text:span><text:span text:style-name="T22"> </text:span><text:span text:style-name="T21">2</text:span><text:span text:style-name="T59">nd</text:span><text:span text:style-name="T21"> Breeder ikg subscription is not renewed</text:span><text:span text:style-name="T24">, </text:span><text:span text:style-name="T23">an error will be thrown</text:span></text:p>
      <text:p text:style-name="P19"><text:span text:style-name="T21">8</text:span><text:span text:style-name="T10">. </text:span><text:span text:style-name="T21">3</text:span><text:span text:style-name="T59">rd</text:span><text:span text:style-name="T10"> owner/breeder details </text:span><text:span text:style-name="T31">are</text:span><text:span text:style-name="T21"> required </text:span><text:span text:style-name="T25">are </text:span><text:span text:style-name="T21">required</text:span></text:p>
      <text:p text:style-name="P20"><text:span text:style-name="T21">9</text:span><text:span text:style-name="T10">. </text:span><text:span text:style-name="T18">I</text:span><text:span text:style-name="T23">f</text:span><text:span text:style-name="T21"> 3</text:span><text:span text:style-name="T59">rd</text:span><text:span text:style-name="T21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21">10</text:span><text:span text:style-name="T10">. </text:span><text:span text:style-name="T22">I</text:span><text:span text:style-name="T23">f</text:span><text:span text:style-name="T22"> </text:span><text:span text:style-name="T21">3</text:span><text:span text:style-name="T59">rd</text:span><text:span text:style-name="T21"> <text:s/>Breeder ikg subscription is not renewed</text:span><text:span text:style-name="T24">, </text:span><text:span text:style-name="T23">an error will be thrown</text:span></text:p>
      <text:p text:style-name="P13"><text:span text:style-name="T10">11. </text:span><text:span text:style-name="T26">O</text:span><text:span text:style-name="T10">ptional names </text:span><text:span text:style-name="T21">are required</text:span></text:p>
      <text:p text:style-name="P13"><text:span text:style-name="T10">12. </text:span><text:span text:style-name="T25">I</text:span><text:span text:style-name="T21">f this name </text:span><text:span text:style-name="T11">already in fci process </text:span><text:span text:style-name="T21">not accept the</text:span><text:span text:style-name="T11"> name</text:span></text:p>
      <text:p text:style-name="P13"><text:span text:style-name="T11"/></text:p>
      <text:p text:style-name="P13"><text:span text:style-name="T11"/></text:p>
      <text:p text:style-name="P26"><text:span text:style-name="T11">13. </text:span><text:span text:style-name="T39">Date is required</text:span></text:p>
      <text:p text:style-name="P37"><text:span text:style-name="T53">1</text:span><text:span text:style-name="T54">4. Name of Kennel</text:span><text:span text:style-name="T53"> is required</text:span></text:p>
      <text:p text:style-name="P8"><text:span text:style-name="T11"/></text:p>
      <text:p text:style-name="P8"><text:span text:style-name="T11"/></text:p>
      <text:p text:style-name="P42"><text:span text:style-name="T11"/></text:p>
      <text:p text:style-name="P42"><text:span text:style-name="T11"/></text:p>
      <text:p text:style-name="P65"><text:span text:style-name="T12">1</text:span><text:span text:style-name="T17">7</text:span><text:span text:style-name="T10">. </text:span><text:span text:style-name="T11">Dog Register</text:span></text:p>
      <text:p text:style-name="P8"><text:span text:style-name="T11"/></text:p>
      <text:p text:style-name="P19"><text:span text:style-name="T10">1</text:span><text:span text:style-name="T12">. </text:span><text:span text:style-name="T26">S</text:span><text:span text:style-name="T12">ex of the dog/bitch </text:span><text:span text:style-name="T25">is </text:span><text:span text:style-name="T21">required</text:span></text:p>
      <text:p text:style-name="P19"><text:span text:style-name="T12">2. </text:span><text:span text:style-name="T26">C</text:span><text:span text:style-name="T11">olor &amp; markings of the dog/bitch </text:span><text:span text:style-name="T25">is</text:span><text:span text:style-name="T11"> </text:span><text:span text:style-name="T21">required</text:span></text:p>
      <text:p text:style-name="P19"><text:span text:style-name="T10">3. </text:span><text:span text:style-name="T26">C</text:span><text:span text:style-name="T10">lub detail</text:span><text:span text:style-name="T21">s </text:span><text:span text:style-name="T25">are </text:span><text:span text:style-name="T21">required</text:span></text:p>
      <text:p text:style-name="P19"><text:span text:style-name="T10">4. </text:span><text:span text:style-name="T26">D</text:span><text:span text:style-name="T10">og/bitch name </text:span><text:span text:style-name="T25">is </text:span><text:span text:style-name="T21">required</text:span></text:p>
      <text:p text:style-name="P19"><text:span text:style-name="T10">5. </text:span><text:span text:style-name="T26">M</text:span><text:span text:style-name="T10">icrochip number </text:span><text:span text:style-name="T25">is </text:span><text:span text:style-name="T21">required</text:span></text:p>
      <text:p text:style-name="P20"><text:span text:style-name="T10">6. </text:span><text:span text:style-name="T33">If</text:span><text:span text:style-name="T22"> </text:span><text:span text:style-name="T10">attach the original pedigree copy</text:span><text:span text:style-name="T24">, </text:span><text:span text:style-name="T23">an error will be thrown</text:span></text:p>
      <text:p text:style-name="P20"><text:span text:style-name="T10">7. </text:span><text:span text:style-name="T33">If</text:span><text:span text:style-name="T22"> </text:span><text:span text:style-name="T10">attach the confirmation document</text:span><text:span text:style-name="T24">, </text:span><text:span text:style-name="T23">an error will be thrown</text:span></text:p>
      <text:p text:style-name="P20"><text:span text:style-name="T10">8. </text:span><text:span text:style-name="T33">If</text:span><text:span text:style-name="T22"> </text:span><text:span text:style-name="T10">attach the affordable form</text:span><text:span text:style-name="T24">, </text:span><text:span text:style-name="T23">an error will be thrown</text:span></text:p>
      <text:p text:style-name="P19"><text:span text:style-name="T10">9. </text:span><text:span text:style-name="T26">O</text:span><text:span text:style-name="T10">wner/breeder </text:span><text:span text:style-name="T25">is </text:span><text:span text:style-name="T21">required</text:span></text:p>
      <text:p text:style-name="P20"><text:span text:style-name="T10">10. </text:span><text:span text:style-name="T33">If</text:span><text:span text:style-name="T18"> Breeder is suspended</text:span><text:span text:style-name="T24">, </text:span><text:span text:style-name="T23">an error will be thrown</text:span></text:p>
      <text:p text:style-name="P20"><text:span text:style-name="T10">11. </text:span><text:span text:style-name="T33">If</text:span><text:span text:style-name="T18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10">12. </text:span><text:span text:style-name="T33">If</text:span><text:span text:style-name="T22"> </text:span><text:span text:style-name="T11">Breeder ikg subscription is not renewed</text:span><text:span text:style-name="T24">, </text:span><text:span text:style-name="T23">an error will be thrown</text:span></text:p>
      <text:p text:style-name="P19"><text:span text:style-name="T18">13</text:span><text:span text:style-name="T10">. </text:span><text:span text:style-name="T21">2</text:span><text:span text:style-name="T59">nd</text:span><text:span text:style-name="T10"> owner/breeder details </text:span><text:span text:style-name="T25">are </text:span><text:span text:style-name="T21">required</text:span></text:p>
      <text:p text:style-name="P20"><text:span text:style-name="T18">14</text:span><text:span text:style-name="T10">. </text:span><text:span text:style-name="T33">If</text:span><text:span text:style-name="T22"> </text:span><text:span text:style-name="T21">2</text:span><text:span text:style-name="T59">nd</text:span><text:span text:style-name="T21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18">15</text:span><text:span text:style-name="T10">. </text:span><text:span text:style-name="T33">If</text:span><text:span text:style-name="T22"> </text:span><text:span text:style-name="T21">2</text:span><text:span text:style-name="T59">nd</text:span><text:span text:style-name="T21"> Breeder ikg subscription is not renewed</text:span><text:span text:style-name="T24">, </text:span><text:span text:style-name="T23">an error will be thrown</text:span></text:p>
      <text:p text:style-name="P14"><text:span text:style-name="T18">16</text:span><text:span text:style-name="T10">. </text:span><text:span text:style-name="T21">3</text:span><text:span text:style-name="T59">rd</text:span><text:span text:style-name="T10"> owner/breeder details </text:span><text:span text:style-name="T21">is required</text:span></text:p>
      <text:p text:style-name="P20"><text:span text:style-name="T18">17</text:span><text:span text:style-name="T10">. </text:span><text:span text:style-name="T33">If</text:span><text:span text:style-name="T21"> 3</text:span><text:span text:style-name="T59">rd</text:span><text:span text:style-name="T21"> </text:span><text:span text:style-name="T10">Breeder ikg subscription expired</text:span><text:span text:style-name="T24">, </text:span><text:span text:style-name="T23">an error will be thrown</text:span></text:p>
      <text:p text:style-name="P20"><text:span text:style-name="T21">1</text:span><text:span text:style-name="T18">8</text:span><text:span text:style-name="T10">. </text:span><text:span text:style-name="T22">I</text:span><text:span text:style-name="T33">f</text:span><text:span text:style-name="T22"> </text:span><text:span text:style-name="T21">3</text:span><text:span text:style-name="T59">rd</text:span><text:span text:style-name="T21"> <text:s/>Breeder ikg subscription is not renewed</text:span><text:span text:style-name="T24">, </text:span><text:span text:style-name="T23">an error will be thrown</text:span></text:p>
      <text:p text:style-name="P46"><text:span text:style-name="T30">19. </text:span><text:span text:style-name="T11">Do not fill the special characters or numeric in dog/bitch name option</text:span></text:p>
      <text:p text:style-name="P46"><text:span text:style-name="T21">20. </text:span><text:span text:style-name="T26">I</text:span><text:span text:style-name="T21">nspection declaration date </text:span><text:span text:style-name="T18">is required</text:span></text:p>
      <text:p text:style-name="P46"><text:span text:style-name="T21">2</text:span><text:span text:style-name="T18">1. </text:span><text:span text:style-name="T26">P</text:span><text:span text:style-name="T11">anel judge</text:span><text:span text:style-name="T18"> is required</text:span></text:p>
      <text:p text:style-name="P44"><text:span text:style-name="T18">22. </text:span><text:span text:style-name="T22">I</text:span><text:span text:style-name="T33">f</text:span><text:span text:style-name="T22"> </text:span><text:span text:style-name="T11">Authorized Person inspection not granted or inspector inspection end date expired</text:span><text:span text:style-name="T24">, </text:span><text:span text:style-name="T23">an <text:tab/>error will be thrown</text:span></text:p>
      <text:p text:style-name="P44"><text:span text:style-name="T18">23. </text:span><text:span text:style-name="T22">I</text:span><text:span text:style-name="T33">f</text:span><text:span text:style-name="T22"> </text:span><text:span text:style-name="T11">able to inspect this breed type</text:span><text:span text:style-name="T24">, </text:span><text:span text:style-name="T23">an error will be thrown</text:span></text:p>
      <text:p text:style-name="P47"><text:span text:style-name="T18">24. </text:span><text:span text:style-name="T26">N</text:span><text:span text:style-name="T11">ame rules and enter the apply names </text:span><text:span text:style-name="T21">required</text:span></text:p>
      <text:p text:style-name="P47"><text:span text:style-name="T18">25. </text:span><text:span text:style-name="T26">T</text:span><text:span text:style-name="T11">he Dog name</text:span><text:span text:style-name="T18">s </text:span><text:span text:style-name="T21">required</text:span></text:p>
      <text:p text:style-name="P47"><text:span text:style-name="T18">26. </text:span><text:span text:style-name="T26">M</text:span><text:span text:style-name="T11">icrochip number </text:span><text:span text:style-name="T21">required</text:span></text:p>
      <text:p text:style-name="P47"><text:span text:style-name="T21"/></text:p>
      <text:p text:style-name="P53"><text:span text:style-name="T21">2</text:span><text:span text:style-name="T11">7. </text:span><text:span text:style-name="T39">Date is required</text:span></text:p>
      <text:p text:style-name="P56"><text:span text:style-name="T53">2</text:span><text:span text:style-name="T54">8. Dog Type</text:span><text:span text:style-name="T53"> is required</text:span></text:p>
      <text:p text:style-name="P56"><text:span text:style-name="T53">2</text:span><text:span text:style-name="T54">9. Breed</text:span><text:span text:style-name="T53"> is required</text:span></text:p>
      <text:p text:style-name="P48"><text:span text:style-name="T11"/></text:p>
      <text:p text:style-name="P42"><text:span text:style-name="T11"/></text:p>
      <text:p text:style-name="P42"><text:span text:style-name="T11"/></text:p>
      <text:p text:style-name="P65"><text:span text:style-name="T12">1</text:span><text:span text:style-name="T18">8</text:span><text:span text:style-name="T10">. </text:span><text:span text:style-name="T11">Ikg Subscription</text:span></text:p>
      <text:p text:style-name="P8"><text:span text:style-name="T11"/></text:p>
      <text:p text:style-name="P15"><text:span text:style-name="T10">1</text:span><text:span text:style-name="T12">. </text:span><text:span text:style-name="T16">No Quality Checking</text:span></text:p>
      <text:p text:style-name="P15"><text:span text:style-name="T16"/></text:p>
      <text:p text:style-name="P27"><text:span text:style-name="T16">2. Subscriber Name</text:span><text:span text:style-name="T39"> is required</text:span></text:p>
      <text:p text:style-name="P26"><text:span text:style-name="T39">3. Date is required</text:span></text:p>
      <text:p text:style-name="P26"><text:span text:style-name="T39">4. </text:span><text:span text:style-name="T11">Postal type</text:span><text:span text:style-name="T39"> is required</text:span></text:p>
      <text:p text:style-name="P27"><text:span text:style-name="T39">5. </text:span><text:span text:style-name="T41">M</text:span><text:span text:style-name="T39">agazine issue date is required</text:span></text:p>
      <text:p text:style-name="P27"><text:soft-page-break/><text:span text:style-name="T39">6. Subscription is required</text:span></text:p>
      <text:p text:style-name="P27"><text:span text:style-name="T39">7. Start Date is required</text:span></text:p>
      <text:p text:style-name="P26"><text:span text:style-name="T39">8. </text:span><text:span text:style-name="T11">End</text:span><text:span text:style-name="T39"> Date is required</text:span></text:p>
      <text:p text:style-name="P8"><text:span text:style-name="T11"/></text:p>
      <text:p text:style-name="P8"><text:span text:style-name="T11"/></text:p>
      <text:p text:style-name="P42"><text:span text:style-name="T11"/></text:p>
      <text:p text:style-name="P42"><text:span text:style-name="T11"/></text:p>
      <text:p text:style-name="P68"><text:span text:style-name="T12">1</text:span><text:span text:style-name="T18">9</text:span><text:span text:style-name="T10">. </text:span><text:span text:style-name="T11">Whelp Litter Register</text:span></text:p>
      <text:p text:style-name="P9"><text:span text:style-name="T11"/></text:p>
      <text:p text:style-name="P19"><text:span text:style-name="T10">1</text:span><text:span text:style-name="T12">. </text:span><text:span text:style-name="T26">D</text:span><text:span text:style-name="T12">og name </text:span><text:span text:style-name="T25">is</text:span><text:span text:style-name="T12"> </text:span><text:span text:style-name="T21">required</text:span></text:p>
      <text:p text:style-name="P19"><text:span text:style-name="T12">2. </text:span><text:span text:style-name="T26">D</text:span><text:span text:style-name="T11">og breed </text:span><text:span text:style-name="T25">is</text:span><text:span text:style-name="T11"> </text:span><text:span text:style-name="T21">required</text:span></text:p>
      <text:p text:style-name="P19"><text:span text:style-name="T10">3. </text:span><text:span text:style-name="T26">D</text:span><text:span text:style-name="T10">og register number </text:span><text:span text:style-name="T25">is</text:span><text:span text:style-name="T10"> </text:span><text:span text:style-name="T21">required</text:span></text:p>
      <text:p text:style-name="P19"><text:span text:style-name="T10">4. </text:span><text:span text:style-name="T26">D</text:span><text:span text:style-name="T10">og owner name </text:span><text:span text:style-name="T25">is</text:span><text:span text:style-name="T10"> </text:span><text:span text:style-name="T21">required</text:span></text:p>
      <text:p text:style-name="P22"><text:span text:style-name="T10">5. </text:span><text:span text:style-name="T26">D</text:span><text:span text:style-name="T10">og owner address </text:span><text:span text:style-name="T25">is</text:span><text:span text:style-name="T10"> </text:span><text:span text:style-name="T21">required</text:span></text:p>
      <text:p text:style-name="P22"><text:span text:style-name="T10">6. </text:span><text:span text:style-name="T26">B</text:span><text:span text:style-name="T10">itch name </text:span><text:span text:style-name="T25">is</text:span><text:span text:style-name="T10"> </text:span><text:span text:style-name="T21">required</text:span></text:p>
      <text:p text:style-name="P22"><text:span text:style-name="T10">7. </text:span><text:span text:style-name="T26">D</text:span><text:span text:style-name="T10">am owner details </text:span><text:span text:style-name="T26">are</text:span><text:span text:style-name="T10"> </text:span><text:span text:style-name="T21">required</text:span></text:p>
      <text:p text:style-name="P22"><text:span text:style-name="T10">8. </text:span><text:span text:style-name="T26">T</text:span><text:span text:style-name="T10">he name rule and enter the puppies information </text:span><text:span text:style-name="T25">is</text:span><text:span text:style-name="T10"> </text:span><text:span text:style-name="T21">required</text:span></text:p>
      <text:p text:style-name="P22"><text:span text:style-name="T10">9. </text:span><text:span text:style-name="T26">P</text:span><text:span text:style-name="T10">uppies information </text:span><text:span text:style-name="T25">is</text:span><text:span text:style-name="T10"> </text:span><text:span text:style-name="T21">required</text:span></text:p>
      <text:p text:style-name="P22"><text:span text:style-name="T10">10. </text:span><text:span text:style-name="T34">B</text:span><text:span text:style-name="T10">reed details </text:span><text:span text:style-name="T26">are</text:span><text:span text:style-name="T10"> </text:span><text:span text:style-name="T21">required</text:span></text:p>
      <text:p text:style-name="P22"><text:span text:style-name="T10">11. </text:span><text:span text:style-name="T34">B</text:span><text:span text:style-name="T10">irth date of puppies details </text:span><text:span text:style-name="T26">are</text:span><text:span text:style-name="T10"> </text:span><text:span text:style-name="T21">required</text:span></text:p>
      <text:p text:style-name="P22"><text:span text:style-name="T10">12. </text:span><text:span text:style-name="T34">B</text:span><text:span text:style-name="T11">reeder state address </text:span><text:span text:style-name="T25">is</text:span><text:span text:style-name="T10"> </text:span><text:span text:style-name="T21">required</text:span></text:p>
      <text:p text:style-name="P20"><text:span text:style-name="T10">13. </text:span><text:span text:style-name="T22">I</text:span><text:span text:style-name="T23">f</text:span><text:span text:style-name="T22"> </text:span><text:span text:style-name="T11">Dam/Bitch is above the 8 Years old</text:span><text:span text:style-name="T24">, </text:span><text:span text:style-name="T23">an error will be thrown</text:span></text:p>
      <text:p text:style-name="P14"><text:span text:style-name="T10">14. </text:span><text:span text:style-name="T19">IF </text:span><text:span text:style-name="T11">Dam is not above the 15 months old </text:span><text:span text:style-name="T19">and does not have GST,</text:span><text:span text:style-name="T11"> you can't to do litter <text:s text:c="20"/><text:tab/>register in KCI</text:span></text:p>
      <text:p text:style-name="P49"><text:span text:style-name="T10">15. </text:span><text:span text:style-name="T22">I</text:span><text:span text:style-name="T23">f</text:span><text:span text:style-name="T22"> </text:span><text:span text:style-name="T11">Dam is not above the 20 months old, </text:span><text:span text:style-name="T23">an error will be thrown</text:span></text:p>
      <text:p text:style-name="P58"><text:span text:style-name="T10">1</text:span><text:span text:style-name="T19">6</text:span><text:span text:style-name="T12">. </text:span><text:span text:style-name="T22">I</text:span><text:span text:style-name="T23">f</text:span><text:span text:style-name="T22"> </text:span><text:span text:style-name="T12">Owner is suspended</text:span><text:span text:style-name="T24">, </text:span><text:span text:style-name="T23">an error will be thrown</text:span></text:p>
      <text:p text:style-name="P20"><text:span text:style-name="T19">17</text:span><text:span text:style-name="T12">. </text:span><text:span text:style-name="T35">I</text:span><text:span text:style-name="T36">f</text:span><text:span text:style-name="T35"> </text:span><text:span text:style-name="T19">2</text:span><text:span text:style-name="T58">nd</text:span><text:span text:style-name="T19"> Owner is suspended</text:span><text:span text:style-name="T24">, </text:span><text:span text:style-name="T23">an error will be thrown</text:span></text:p>
      <text:p text:style-name="P20"><text:span text:style-name="T19">18</text:span><text:span text:style-name="T10">. </text:span><text:span text:style-name="T22">I</text:span><text:span text:style-name="T23">f</text:span><text:span text:style-name="T22"> </text:span><text:span text:style-name="T19">3</text:span><text:span text:style-name="T58">rd</text:span><text:span text:style-name="T19"> Owner is suspended</text:span><text:span text:style-name="T24">, </text:span><text:span text:style-name="T23">an error will be thrown</text:span></text:p>
      <text:p text:style-name="P20"><text:span text:style-name="T19">19</text:span><text:span text:style-name="T10">. </text:span><text:span text:style-name="T22">I</text:span><text:span text:style-name="T23">f</text:span><text:span text:style-name="T22"> </text:span><text:span text:style-name="T10">Bitch breeder ikg subscription expired</text:span><text:span text:style-name="T24">, </text:span><text:span text:style-name="T23">an error will be thrown</text:span></text:p>
      <text:p text:style-name="P20"><text:span text:style-name="T19">20</text:span><text:span text:style-name="T10">. </text:span><text:span text:style-name="T22">I</text:span><text:span text:style-name="T23">f</text:span><text:span text:style-name="T22"> </text:span><text:span text:style-name="T10">Bitch breeder ikg subscription is not renewed</text:span><text:span text:style-name="T24">, </text:span><text:span text:style-name="T23">an error will be thrown</text:span></text:p>
      <text:p text:style-name="P22"><text:span text:style-name="T19">21</text:span><text:span text:style-name="T10">. </text:span><text:span text:style-name="T34">B</text:span><text:span text:style-name="T10">irth date of puppies details </text:span><text:span text:style-name="T26">are</text:span><text:span text:style-name="T10"> </text:span><text:span text:style-name="T21">required</text:span></text:p>
      <text:p text:style-name="P22"><text:span text:style-name="T19">22</text:span><text:span text:style-name="T10">. </text:span><text:span text:style-name="T34">B</text:span><text:span text:style-name="T10">reeder state address </text:span><text:span text:style-name="T25">is</text:span><text:span text:style-name="T10"> </text:span><text:span text:style-name="T21">required</text:span></text:p>
      <text:p text:style-name="P22"><text:span text:style-name="T19">23</text:span><text:span text:style-name="T10">. </text:span><text:span text:style-name="T34">P</text:span><text:span text:style-name="T10">uppies First Choice Name </text:span><text:span text:style-name="T25">is</text:span><text:span text:style-name="T10"> </text:span><text:span text:style-name="T21">required</text:span></text:p>
      <text:p text:style-name="P22"><text:span text:style-name="T19">24</text:span><text:span text:style-name="T10">. </text:span><text:span text:style-name="T34">C</text:span><text:span text:style-name="T10">olor &amp; marking of the puppies </text:span><text:span text:style-name="T25">is</text:span><text:span text:style-name="T10"> </text:span><text:span text:style-name="T21">required</text:span></text:p>
      <text:p text:style-name="P22"><text:span text:style-name="T19">24</text:span><text:span text:style-name="T10">. </text:span><text:span text:style-name="T34">G</text:span><text:span text:style-name="T10">ender DETAILS OF THE puppies </text:span><text:span text:style-name="T25">is</text:span><text:span text:style-name="T10"> </text:span><text:span text:style-name="T21">required</text:span></text:p>
      <text:p text:style-name="P22"><text:span text:style-name="T19">25</text:span><text:span text:style-name="T10">. </text:span><text:span text:style-name="T34">B</text:span><text:span text:style-name="T10">reed details </text:span><text:span text:style-name="T26">are</text:span><text:span text:style-name="T10"> </text:span><text:span text:style-name="T21">required</text:span></text:p>
      <text:p text:style-name="P22"><text:span text:style-name="T20">26</text:span><text:span text:style-name="T10">. </text:span><text:span text:style-name="T34">I</text:span><text:span text:style-name="T11">nspector for puppies verification </text:span><text:span text:style-name="T25">is</text:span><text:span text:style-name="T10"> </text:span><text:span text:style-name="T21">required</text:span></text:p>
      <text:p text:style-name="P22"><text:span text:style-name="T20">27</text:span><text:span text:style-name="T10">. </text:span><text:span text:style-name="T34">B</text:span><text:span text:style-name="T11">reeder as inspector </text:span><text:span text:style-name="T25">is</text:span><text:span text:style-name="T10"> </text:span><text:span text:style-name="T21">required</text:span></text:p>
      <text:p text:style-name="P23"><text:span text:style-name="T20">28</text:span><text:span text:style-name="T10">. </text:span><text:span text:style-name="T22">I</text:span><text:span text:style-name="T23">f</text:span><text:span text:style-name="T22"> </text:span><text:span text:style-name="T11">Kennel Name owner mismatched with dam owner, </text:span><text:span text:style-name="T23">an error will be thrown</text:span></text:p>
      <text:p text:style-name="P50"><text:span text:style-name="T20">29</text:span><text:span text:style-name="T10">. </text:span><text:span text:style-name="T22">I</text:span><text:span text:style-name="T23">f</text:span><text:span text:style-name="T22"> </text:span><text:span text:style-name="T11">Breed of Sire and Dam should be the same</text:span><text:span text:style-name="T24"> or not, </text:span><text:span text:style-name="T23">an error will be thrown</text:span></text:p>
      <text:p text:style-name="P50"><text:span text:style-name="T23"/></text:p>
      <text:p text:style-name="P53"><text:span text:style-name="T23">3</text:span><text:span text:style-name="T11">0. </text:span><text:span text:style-name="T40">If Ignore Rule is clicked, </text:span><text:span text:style-name="T39">Ignore Rule Reason</text:span><text:span text:style-name="T40"> is required</text:span></text:p>
      <text:p text:style-name="P53"><text:span text:style-name="T40">3</text:span><text:span text:style-name="T11">1. </text:span><text:span text:style-name="T39">Date is required</text:span></text:p>
      <text:p text:style-name="P54"><text:span text:style-name="T39">3</text:span><text:span text:style-name="T42">2. </text:span><text:span text:style-name="T11">date birth of the puppies</text:span><text:span text:style-name="T42"> is required</text:span></text:p>
      <text:p text:style-name="P54"><text:span text:style-name="T42">33. If </text:span><text:span text:style-name="T11">User Poppies should be in 180 days old</text:span><text:span text:style-name="T24">, </text:span><text:span text:style-name="T23">an error will be thrown</text:span></text:p>
      <text:p text:style-name="P54"><text:span text:style-name="T23">3</text:span><text:span text:style-name="T42">4. If </text:span><text:span text:style-name="T11">puppy date of birth above postal date</text:span><text:span text:style-name="T24">, </text:span><text:span text:style-name="T23">an error will be thrown</text:span></text:p>
      <text:p text:style-name="P54"><text:span text:style-name="T42">35. B</text:span><text:span text:style-name="T37">reed details </text:span><text:span text:style-name="T38">are required</text:span></text:p>
      <text:p text:style-name="P55"><text:span text:style-name="T44">36. N</text:span><text:span text:style-name="T45">ame rule and enter the puppies information </text:span><text:span text:style-name="T44">is required</text:span></text:p>
      <text:p text:style-name="P55"><text:span text:style-name="T44">37. P</text:span><text:span text:style-name="T45">uppies information </text:span><text:span text:style-name="T44">is required</text:span></text:p>
      <text:p text:style-name="P54"><text:span text:style-name="T43">38. B</text:span><text:span text:style-name="T11">irth date of puppies details </text:span><text:span text:style-name="T42">are required</text:span></text:p>
      <text:p text:style-name="P57"><text:span text:style-name="T9"/>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8T15:55:53.178062269</meta:creation-date>
    <dc:date>2023-11-29T12:57:37.131493822</dc:date>
    <meta:editing-duration>PT28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262" meta:word-count="2290" meta:character-count="12431" meta:non-whitespace-character-count="10371"/>
  </office:meta>
</office:document-meta>
</file>